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3.559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18cm"/>
    </style:style>
    <style:style style:name="co10" style:family="table-column">
      <style:table-column-properties fo:break-before="auto" style:column-width="29.7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etingAt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table:formula="of:=CHAR(34)" office:value-type="string" office:string-value="&quot;" calcext:value-type="string">
            <text:p>"</text:p>
          </table:table-cell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adi trotz allem, Allmendstrasse 33, 2562 Port</text:p>
          </table:table-cell>
          <table:table-cell office:value-type="string" calcext:value-type="string">
            <text:p>Pfadi trotz allem</text:p>
          </table:table-cell>
          <table:table-cell office:value-type="string" calcext:value-type="string">
            <text:p>Allmendstrasse 33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93" calcext:value-type="float">
            <text:p>47.1193</text:p>
          </table:table-cell>
          <table:table-cell office:value-type="float" office:value="7.2457" calcext:value-type="float">
            <text:p>7.2457</text:p>
          </table:table-cell>
          <table:table-cell table:formula="of:=&quot;{&quot;&amp;[.M$1]&amp;[.A$1]&amp;[.M$1]&amp;&quot;: &quot;&amp;[.A2]&amp;&quot;,&quot;&amp;[.M$1]&amp;[.C$1]&amp;[.M$1]&amp;&quot;: &quot;&amp;[.M$1]&amp;[.C2]&amp;[.M$1]&amp;&quot;,&quot;&amp;[.M$1]&amp;[.D$1]&amp;[.M$1]&amp;&quot;:&quot;&amp;[.M$1]&amp;[.D2]&amp;[.M$1]&amp;&quot;,&quot;&amp;[.M$1]&amp;[.E$1]&amp;[.M$1]&amp;&quot;:&quot;&amp;[.M$1]&amp;[.E2]&amp;[.M$1]&amp;&quot;,&quot;&amp;[.M$1]&amp;[.F$1]&amp;[.M$1]&amp;&quot;:&quot;&amp;[.M$1]&amp;[.F2]&amp;[.M$1]&amp;&quot;,&quot;&amp;[.M$1]&amp;[.G$1]&amp;[.M$1]&amp;&quot;:&quot;&amp;[.M$1]&amp;[.G2]&amp;[.M$1]&amp;&quot;,&quot;&amp;[.M$1]&amp;[.H$1]&amp;[.M$1]&amp;&quot;:&quot;&amp;[.M$1]&amp;[.H2]&amp;[.M$1]&amp;&quot;,&quot;&amp;[.M$1]&amp;[.I$1]&amp;[.M$1]&amp;&quot;:&quot;&amp;[.M$1]&amp;[.I2]&amp;[.M$1]&amp;&quot;,&quot;&amp;[.M$1]&amp;[.J$1]&amp;[.M$1]&amp;&quot;:&quot;&amp;[.M$1]&amp;[.J2]&amp;[.M$1]&amp;&quot;,&quot;&amp;[.M$1]&amp;[.K$1]&amp;[.M$1]&amp;&quot;:&quot;&amp;[.M$1]&amp;[.K2]&amp;[.M$1]&amp;&quot;}&quot;" office:value-type="string" office:string-value="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" calcext:value-type="string">
            <text:p>{"locationID": 38,"meetingAt": "Pfadi trotz allem","street":"Allmendstrasse 33","addition":"","district":"","zip":"2562","city":"Port","country":"CH","latitude":"47.1193","longitude":"7.2457"}</text:p>
          </table:table-cell>
          <table:table-cell table:formula="of:=&quot;[&quot;&amp;[.L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" calcext:value-type="string">
            <text:p>[{"locationID": 38,"meetingAt": "Pfadi trotz allem","street":"Allmendstrasse 33","addition":"","district":"","zip":"2562","city":"Port","country":"CH","latitude":"47.1193","longitude":"7.2457"}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ugendraum, Matthäus-Zentrum, Lohngasse 4, 2562 Port</text:p>
          </table:table-cell>
          <table:table-cell office:value-type="string" calcext:value-type="string">
            <text:p>Matthäus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3]&amp;&quot;,&quot;&amp;[.M$1]&amp;[.C$1]&amp;[.M$1]&amp;&quot;: &quot;&amp;[.M$1]&amp;[.C3]&amp;[.M$1]&amp;&quot;,&quot;&amp;[.M$1]&amp;[.D$1]&amp;[.M$1]&amp;&quot;:&quot;&amp;[.M$1]&amp;[.D3]&amp;[.M$1]&amp;&quot;,&quot;&amp;[.M$1]&amp;[.E$1]&amp;[.M$1]&amp;&quot;:&quot;&amp;[.M$1]&amp;[.E3]&amp;[.M$1]&amp;&quot;,&quot;&amp;[.M$1]&amp;[.F$1]&amp;[.M$1]&amp;&quot;:&quot;&amp;[.M$1]&amp;[.F3]&amp;[.M$1]&amp;&quot;,&quot;&amp;[.M$1]&amp;[.G$1]&amp;[.M$1]&amp;&quot;:&quot;&amp;[.M$1]&amp;[.G3]&amp;[.M$1]&amp;&quot;,&quot;&amp;[.M$1]&amp;[.H$1]&amp;[.M$1]&amp;&quot;:&quot;&amp;[.M$1]&amp;[.H3]&amp;[.M$1]&amp;&quot;,&quot;&amp;[.M$1]&amp;[.I$1]&amp;[.M$1]&amp;&quot;:&quot;&amp;[.M$1]&amp;[.I3]&amp;[.M$1]&amp;&quot;,&quot;&amp;[.M$1]&amp;[.J$1]&amp;[.M$1]&amp;&quot;:&quot;&amp;[.M$1]&amp;[.J3]&amp;[.M$1]&amp;&quot;,&quot;&amp;[.M$1]&amp;[.K$1]&amp;[.M$1]&amp;&quot;:&quot;&amp;[.M$1]&amp;[.K3]&amp;[.M$1]&amp;&quot;}&quot;" office:value-type="string" office:string-value="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33,"meetingAt": "Matthäuszentrum","street":"Lohngasse 4","addition":"","district":"","zip":"2562","city":"Port","country":"CH","latitude":"47.11724","longitude":"7.25555"}</text:p>
          </table:table-cell>
          <table:table-cell table:formula="of:=[.M2]&amp;&quot;,&quot;&amp;[.L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pelle, Mittelstrasse 1, 2560 Nidau</text:p>
          </table:table-cell>
          <table:table-cell office:value-type="string" calcext:value-type="string">
            <text:p>Kapell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01" calcext:value-type="float">
            <text:p>7.24001</text:p>
          </table:table-cell>
          <table:table-cell table:formula="of:=&quot;{&quot;&amp;[.M$1]&amp;[.A$1]&amp;[.M$1]&amp;&quot;: &quot;&amp;[.A4]&amp;&quot;,&quot;&amp;[.M$1]&amp;[.C$1]&amp;[.M$1]&amp;&quot;: &quot;&amp;[.M$1]&amp;[.C4]&amp;[.M$1]&amp;&quot;,&quot;&amp;[.M$1]&amp;[.D$1]&amp;[.M$1]&amp;&quot;:&quot;&amp;[.M$1]&amp;[.D4]&amp;[.M$1]&amp;&quot;,&quot;&amp;[.M$1]&amp;[.E$1]&amp;[.M$1]&amp;&quot;:&quot;&amp;[.M$1]&amp;[.E4]&amp;[.M$1]&amp;&quot;,&quot;&amp;[.M$1]&amp;[.F$1]&amp;[.M$1]&amp;&quot;:&quot;&amp;[.M$1]&amp;[.F4]&amp;[.M$1]&amp;&quot;,&quot;&amp;[.M$1]&amp;[.G$1]&amp;[.M$1]&amp;&quot;:&quot;&amp;[.M$1]&amp;[.G4]&amp;[.M$1]&amp;&quot;,&quot;&amp;[.M$1]&amp;[.H$1]&amp;[.M$1]&amp;&quot;:&quot;&amp;[.M$1]&amp;[.H4]&amp;[.M$1]&amp;&quot;,&quot;&amp;[.M$1]&amp;[.I$1]&amp;[.M$1]&amp;&quot;:&quot;&amp;[.M$1]&amp;[.I4]&amp;[.M$1]&amp;&quot;,&quot;&amp;[.M$1]&amp;[.J$1]&amp;[.M$1]&amp;&quot;:&quot;&amp;[.M$1]&amp;[.J4]&amp;[.M$1]&amp;&quot;,&quot;&amp;[.M$1]&amp;[.K$1]&amp;[.M$1]&amp;&quot;:&quot;&amp;[.M$1]&amp;[.K4]&amp;[.M$1]&amp;&quot;}&quot;" office:value-type="string" office:string-value="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" calcext:value-type="string">
            <text:p>{"locationID": 32,"meetingAt": "Kapelle","street":"Mittelstrasse 1","addition":"","district":"","zip":"2560","city":"Nidau","country":"CH","latitude":"47.12508","longitude":"7.24001"}</text:p>
          </table:table-cell>
          <table:table-cell table:formula="of:=[.M3]&amp;&quot;,&quot;&amp;[.L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rche, Mittelstrasse 1, 2560 Nidau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Mittelstrasse 1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508" calcext:value-type="float">
            <text:p>47.12508</text:p>
          </table:table-cell>
          <table:table-cell office:value-type="float" office:value="7.24033" calcext:value-type="float">
            <text:p>7.24033</text:p>
          </table:table-cell>
          <table:table-cell table:formula="of:=&quot;{&quot;&amp;[.M$1]&amp;[.A$1]&amp;[.M$1]&amp;&quot;: &quot;&amp;[.A5]&amp;&quot;,&quot;&amp;[.M$1]&amp;[.C$1]&amp;[.M$1]&amp;&quot;: &quot;&amp;[.M$1]&amp;[.C5]&amp;[.M$1]&amp;&quot;,&quot;&amp;[.M$1]&amp;[.D$1]&amp;[.M$1]&amp;&quot;:&quot;&amp;[.M$1]&amp;[.D5]&amp;[.M$1]&amp;&quot;,&quot;&amp;[.M$1]&amp;[.E$1]&amp;[.M$1]&amp;&quot;:&quot;&amp;[.M$1]&amp;[.E5]&amp;[.M$1]&amp;&quot;,&quot;&amp;[.M$1]&amp;[.F$1]&amp;[.M$1]&amp;&quot;:&quot;&amp;[.M$1]&amp;[.F5]&amp;[.M$1]&amp;&quot;,&quot;&amp;[.M$1]&amp;[.G$1]&amp;[.M$1]&amp;&quot;:&quot;&amp;[.M$1]&amp;[.G5]&amp;[.M$1]&amp;&quot;,&quot;&amp;[.M$1]&amp;[.H$1]&amp;[.M$1]&amp;&quot;:&quot;&amp;[.M$1]&amp;[.H5]&amp;[.M$1]&amp;&quot;,&quot;&amp;[.M$1]&amp;[.I$1]&amp;[.M$1]&amp;&quot;:&quot;&amp;[.M$1]&amp;[.I5]&amp;[.M$1]&amp;&quot;,&quot;&amp;[.M$1]&amp;[.J$1]&amp;[.M$1]&amp;&quot;:&quot;&amp;[.M$1]&amp;[.J5]&amp;[.M$1]&amp;&quot;,&quot;&amp;[.M$1]&amp;[.K$1]&amp;[.M$1]&amp;&quot;:&quot;&amp;[.M$1]&amp;[.K5]&amp;[.M$1]&amp;&quot;}&quot;" office:value-type="string" office:string-value="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" calcext:value-type="string">
            <text:p>{"locationID": 31,"meetingAt": "Kirche","street":"Mittelstrasse 1","addition":"","district":"","zip":"2560","city":"Nidau","country":"CH","latitude":"47.12508","longitude":"7.24033"}</text:p>
          </table:table-cell>
          <table:table-cell table:formula="of:=[.M4]&amp;&quot;,&quot;&amp;[.L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ütterberatung/Spielgrupp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6]&amp;&quot;,&quot;&amp;[.M$1]&amp;[.C$1]&amp;[.M$1]&amp;&quot;: &quot;&amp;[.M$1]&amp;[.C6]&amp;[.M$1]&amp;&quot;,&quot;&amp;[.M$1]&amp;[.D$1]&amp;[.M$1]&amp;&quot;:&quot;&amp;[.M$1]&amp;[.D6]&amp;[.M$1]&amp;&quot;,&quot;&amp;[.M$1]&amp;[.E$1]&amp;[.M$1]&amp;&quot;:&quot;&amp;[.M$1]&amp;[.E6]&amp;[.M$1]&amp;&quot;,&quot;&amp;[.M$1]&amp;[.F$1]&amp;[.M$1]&amp;&quot;:&quot;&amp;[.M$1]&amp;[.F6]&amp;[.M$1]&amp;&quot;,&quot;&amp;[.M$1]&amp;[.G$1]&amp;[.M$1]&amp;&quot;:&quot;&amp;[.M$1]&amp;[.G6]&amp;[.M$1]&amp;&quot;,&quot;&amp;[.M$1]&amp;[.H$1]&amp;[.M$1]&amp;&quot;:&quot;&amp;[.M$1]&amp;[.H6]&amp;[.M$1]&amp;&quot;,&quot;&amp;[.M$1]&amp;[.I$1]&amp;[.M$1]&amp;&quot;:&quot;&amp;[.M$1]&amp;[.I6]&amp;[.M$1]&amp;&quot;,&quot;&amp;[.M$1]&amp;[.J$1]&amp;[.M$1]&amp;&quot;:&quot;&amp;[.M$1]&amp;[.J6]&amp;[.M$1]&amp;&quot;,&quot;&amp;[.M$1]&amp;[.K$1]&amp;[.M$1]&amp;&quot;:&quot;&amp;[.M$1]&amp;[.K6]&amp;[.M$1]&amp;&quot;}&quot;" office:value-type="string" office:string-value="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30,"meetingAt": "Kirchgemeindehaus","street":"Aalmattenweg 49","addition":"","district":"","zip":"2560","city":"Nidau","country":"CH","latitude":"47.12302","longitude":"7.2488"}</text:p>
          </table:table-cell>
          <table:table-cell table:formula="of:=[.M5]&amp;&quot;,&quot;&amp;[.L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eminéeraum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7]&amp;&quot;,&quot;&amp;[.M$1]&amp;[.C$1]&amp;[.M$1]&amp;&quot;: &quot;&amp;[.M$1]&amp;[.C7]&amp;[.M$1]&amp;&quot;,&quot;&amp;[.M$1]&amp;[.D$1]&amp;[.M$1]&amp;&quot;:&quot;&amp;[.M$1]&amp;[.D7]&amp;[.M$1]&amp;&quot;,&quot;&amp;[.M$1]&amp;[.E$1]&amp;[.M$1]&amp;&quot;:&quot;&amp;[.M$1]&amp;[.E7]&amp;[.M$1]&amp;&quot;,&quot;&amp;[.M$1]&amp;[.F$1]&amp;[.M$1]&amp;&quot;:&quot;&amp;[.M$1]&amp;[.F7]&amp;[.M$1]&amp;&quot;,&quot;&amp;[.M$1]&amp;[.G$1]&amp;[.M$1]&amp;&quot;:&quot;&amp;[.M$1]&amp;[.G7]&amp;[.M$1]&amp;&quot;,&quot;&amp;[.M$1]&amp;[.H$1]&amp;[.M$1]&amp;&quot;:&quot;&amp;[.M$1]&amp;[.H7]&amp;[.M$1]&amp;&quot;,&quot;&amp;[.M$1]&amp;[.I$1]&amp;[.M$1]&amp;&quot;:&quot;&amp;[.M$1]&amp;[.I7]&amp;[.M$1]&amp;&quot;,&quot;&amp;[.M$1]&amp;[.J$1]&amp;[.M$1]&amp;&quot;:&quot;&amp;[.M$1]&amp;[.J7]&amp;[.M$1]&amp;&quot;,&quot;&amp;[.M$1]&amp;[.K$1]&amp;[.M$1]&amp;&quot;:&quot;&amp;[.M$1]&amp;[.K7]&amp;[.M$1]&amp;&quot;}&quot;" office:value-type="string" office:string-value="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9,"meetingAt": "Kirchgemeindehaus","street":"Aalmattenweg 49","addition":"","district":"","zip":"2560","city":"Nidau","country":"CH","latitude":"47.12302","longitude":"7.2488"}</text:p>
          </table:table-cell>
          <table:table-cell table:formula="of:=[.M6]&amp;&quot;,&quot;&amp;[.L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terrichtszimmer 2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8]&amp;&quot;,&quot;&amp;[.M$1]&amp;[.C$1]&amp;[.M$1]&amp;&quot;: &quot;&amp;[.M$1]&amp;[.C8]&amp;[.M$1]&amp;&quot;,&quot;&amp;[.M$1]&amp;[.D$1]&amp;[.M$1]&amp;&quot;:&quot;&amp;[.M$1]&amp;[.D8]&amp;[.M$1]&amp;&quot;,&quot;&amp;[.M$1]&amp;[.E$1]&amp;[.M$1]&amp;&quot;:&quot;&amp;[.M$1]&amp;[.E8]&amp;[.M$1]&amp;&quot;,&quot;&amp;[.M$1]&amp;[.F$1]&amp;[.M$1]&amp;&quot;:&quot;&amp;[.M$1]&amp;[.F8]&amp;[.M$1]&amp;&quot;,&quot;&amp;[.M$1]&amp;[.G$1]&amp;[.M$1]&amp;&quot;:&quot;&amp;[.M$1]&amp;[.G8]&amp;[.M$1]&amp;&quot;,&quot;&amp;[.M$1]&amp;[.H$1]&amp;[.M$1]&amp;&quot;:&quot;&amp;[.M$1]&amp;[.H8]&amp;[.M$1]&amp;&quot;,&quot;&amp;[.M$1]&amp;[.I$1]&amp;[.M$1]&amp;&quot;:&quot;&amp;[.M$1]&amp;[.I8]&amp;[.M$1]&amp;&quot;,&quot;&amp;[.M$1]&amp;[.J$1]&amp;[.M$1]&amp;&quot;:&quot;&amp;[.M$1]&amp;[.J8]&amp;[.M$1]&amp;&quot;,&quot;&amp;[.M$1]&amp;[.K$1]&amp;[.M$1]&amp;&quot;:&quot;&amp;[.M$1]&amp;[.K8]&amp;[.M$1]&amp;&quot;}&quot;" office:value-type="string" office:string-value="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8,"meetingAt": "Kirchgemeindehaus","street":"Aalmattenweg 49","addition":"","district":"","zip":"2560","city":"Nidau","country":"CH","latitude":"47.12302","longitude":"7.2488"}</text:p>
          </table:table-cell>
          <table:table-cell table:formula="of:=[.M7]&amp;&quot;,&quot;&amp;[.L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terrichtszimmer 1 U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9]&amp;&quot;,&quot;&amp;[.M$1]&amp;[.C$1]&amp;[.M$1]&amp;&quot;: &quot;&amp;[.M$1]&amp;[.C9]&amp;[.M$1]&amp;&quot;,&quot;&amp;[.M$1]&amp;[.D$1]&amp;[.M$1]&amp;&quot;:&quot;&amp;[.M$1]&amp;[.D9]&amp;[.M$1]&amp;&quot;,&quot;&amp;[.M$1]&amp;[.E$1]&amp;[.M$1]&amp;&quot;:&quot;&amp;[.M$1]&amp;[.E9]&amp;[.M$1]&amp;&quot;,&quot;&amp;[.M$1]&amp;[.F$1]&amp;[.M$1]&amp;&quot;:&quot;&amp;[.M$1]&amp;[.F9]&amp;[.M$1]&amp;&quot;,&quot;&amp;[.M$1]&amp;[.G$1]&amp;[.M$1]&amp;&quot;:&quot;&amp;[.M$1]&amp;[.G9]&amp;[.M$1]&amp;&quot;,&quot;&amp;[.M$1]&amp;[.H$1]&amp;[.M$1]&amp;&quot;:&quot;&amp;[.M$1]&amp;[.H9]&amp;[.M$1]&amp;&quot;,&quot;&amp;[.M$1]&amp;[.I$1]&amp;[.M$1]&amp;&quot;:&quot;&amp;[.M$1]&amp;[.I9]&amp;[.M$1]&amp;&quot;,&quot;&amp;[.M$1]&amp;[.J$1]&amp;[.M$1]&amp;&quot;:&quot;&amp;[.M$1]&amp;[.J9]&amp;[.M$1]&amp;&quot;,&quot;&amp;[.M$1]&amp;[.K$1]&amp;[.M$1]&amp;&quot;:&quot;&amp;[.M$1]&amp;[.K9]&amp;[.M$1]&amp;&quot;}&quot;" office:value-type="string" office:string-value="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7,"meetingAt": "Kirchgemeindehaus","street":"Aalmattenweg 49","addition":"","district":"","zip":"2560","city":"Nidau","country":"CH","latitude":"47.12302","longitude":"7.2488"}</text:p>
          </table:table-cell>
          <table:table-cell table:formula="of:=[.M8]&amp;&quot;,&quot;&amp;[.L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nterrichtszimmer 3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0]&amp;&quot;,&quot;&amp;[.M$1]&amp;[.C$1]&amp;[.M$1]&amp;&quot;: &quot;&amp;[.M$1]&amp;[.C10]&amp;[.M$1]&amp;&quot;,&quot;&amp;[.M$1]&amp;[.D$1]&amp;[.M$1]&amp;&quot;:&quot;&amp;[.M$1]&amp;[.D10]&amp;[.M$1]&amp;&quot;,&quot;&amp;[.M$1]&amp;[.E$1]&amp;[.M$1]&amp;&quot;:&quot;&amp;[.M$1]&amp;[.E10]&amp;[.M$1]&amp;&quot;,&quot;&amp;[.M$1]&amp;[.F$1]&amp;[.M$1]&amp;&quot;:&quot;&amp;[.M$1]&amp;[.F10]&amp;[.M$1]&amp;&quot;,&quot;&amp;[.M$1]&amp;[.G$1]&amp;[.M$1]&amp;&quot;:&quot;&amp;[.M$1]&amp;[.G10]&amp;[.M$1]&amp;&quot;,&quot;&amp;[.M$1]&amp;[.H$1]&amp;[.M$1]&amp;&quot;:&quot;&amp;[.M$1]&amp;[.H10]&amp;[.M$1]&amp;&quot;,&quot;&amp;[.M$1]&amp;[.I$1]&amp;[.M$1]&amp;&quot;:&quot;&amp;[.M$1]&amp;[.I10]&amp;[.M$1]&amp;&quot;,&quot;&amp;[.M$1]&amp;[.J$1]&amp;[.M$1]&amp;&quot;:&quot;&amp;[.M$1]&amp;[.J10]&amp;[.M$1]&amp;&quot;,&quot;&amp;[.M$1]&amp;[.K$1]&amp;[.M$1]&amp;&quot;:&quot;&amp;[.M$1]&amp;[.K10]&amp;[.M$1]&amp;&quot;}&quot;" office:value-type="string" office:string-value="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5,"meetingAt": "Kirchgemeindehaus","street":"Aalmattenweg 49","addition":"","district":"","zip":"2560","city":"Nidau","country":"CH","latitude":"47.12302","longitude":"7.2488"}</text:p>
          </table:table-cell>
          <table:table-cell table:formula="of:=[.M9]&amp;&quot;,&quot;&amp;[.L1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üche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1]&amp;&quot;,&quot;&amp;[.M$1]&amp;[.C$1]&amp;[.M$1]&amp;&quot;: &quot;&amp;[.M$1]&amp;[.C11]&amp;[.M$1]&amp;&quot;,&quot;&amp;[.M$1]&amp;[.D$1]&amp;[.M$1]&amp;&quot;:&quot;&amp;[.M$1]&amp;[.D11]&amp;[.M$1]&amp;&quot;,&quot;&amp;[.M$1]&amp;[.E$1]&amp;[.M$1]&amp;&quot;:&quot;&amp;[.M$1]&amp;[.E11]&amp;[.M$1]&amp;&quot;,&quot;&amp;[.M$1]&amp;[.F$1]&amp;[.M$1]&amp;&quot;:&quot;&amp;[.M$1]&amp;[.F11]&amp;[.M$1]&amp;&quot;,&quot;&amp;[.M$1]&amp;[.G$1]&amp;[.M$1]&amp;&quot;:&quot;&amp;[.M$1]&amp;[.G11]&amp;[.M$1]&amp;&quot;,&quot;&amp;[.M$1]&amp;[.H$1]&amp;[.M$1]&amp;&quot;:&quot;&amp;[.M$1]&amp;[.H11]&amp;[.M$1]&amp;&quot;,&quot;&amp;[.M$1]&amp;[.I$1]&amp;[.M$1]&amp;&quot;:&quot;&amp;[.M$1]&amp;[.I11]&amp;[.M$1]&amp;&quot;,&quot;&amp;[.M$1]&amp;[.J$1]&amp;[.M$1]&amp;&quot;:&quot;&amp;[.M$1]&amp;[.J11]&amp;[.M$1]&amp;&quot;,&quot;&amp;[.M$1]&amp;[.K$1]&amp;[.M$1]&amp;&quot;:&quot;&amp;[.M$1]&amp;[.K11]&amp;[.M$1]&amp;&quot;}&quot;" office:value-type="string" office:string-value="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4,"meetingAt": "Kirchgemeindehaus","street":"Aalmattenweg 49","addition":"","district":"","zip":"2560","city":"Nidau","country":"CH","latitude":"47.12302","longitude":"7.2488"}</text:p>
          </table:table-cell>
          <table:table-cell table:formula="of:=[.M10]&amp;&quot;,&quot;&amp;[.L1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yer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2]&amp;&quot;,&quot;&amp;[.M$1]&amp;[.C$1]&amp;[.M$1]&amp;&quot;: &quot;&amp;[.M$1]&amp;[.C12]&amp;[.M$1]&amp;&quot;,&quot;&amp;[.M$1]&amp;[.D$1]&amp;[.M$1]&amp;&quot;:&quot;&amp;[.M$1]&amp;[.D12]&amp;[.M$1]&amp;&quot;,&quot;&amp;[.M$1]&amp;[.E$1]&amp;[.M$1]&amp;&quot;:&quot;&amp;[.M$1]&amp;[.E12]&amp;[.M$1]&amp;&quot;,&quot;&amp;[.M$1]&amp;[.F$1]&amp;[.M$1]&amp;&quot;:&quot;&amp;[.M$1]&amp;[.F12]&amp;[.M$1]&amp;&quot;,&quot;&amp;[.M$1]&amp;[.G$1]&amp;[.M$1]&amp;&quot;:&quot;&amp;[.M$1]&amp;[.G12]&amp;[.M$1]&amp;&quot;,&quot;&amp;[.M$1]&amp;[.H$1]&amp;[.M$1]&amp;&quot;:&quot;&amp;[.M$1]&amp;[.H12]&amp;[.M$1]&amp;&quot;,&quot;&amp;[.M$1]&amp;[.I$1]&amp;[.M$1]&amp;&quot;:&quot;&amp;[.M$1]&amp;[.I12]&amp;[.M$1]&amp;&quot;,&quot;&amp;[.M$1]&amp;[.J$1]&amp;[.M$1]&amp;&quot;:&quot;&amp;[.M$1]&amp;[.J12]&amp;[.M$1]&amp;&quot;,&quot;&amp;[.M$1]&amp;[.K$1]&amp;[.M$1]&amp;&quot;:&quot;&amp;[.M$1]&amp;[.K12]&amp;[.M$1]&amp;&quot;}&quot;" office:value-type="string" office:string-value="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3,"meetingAt": "Kirchgemeindehaus","street":"Aalmattenweg 49","addition":"","district":"","zip":"2560","city":"Nidau","country":"CH","latitude":"47.12302","longitude":"7.2488"}</text:p>
          </table:table-cell>
          <table:table-cell table:formula="of:=[.M11]&amp;&quot;,&quot;&amp;[.L1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ein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3]&amp;&quot;,&quot;&amp;[.M$1]&amp;[.C$1]&amp;[.M$1]&amp;&quot;: &quot;&amp;[.M$1]&amp;[.C13]&amp;[.M$1]&amp;&quot;,&quot;&amp;[.M$1]&amp;[.D$1]&amp;[.M$1]&amp;&quot;:&quot;&amp;[.M$1]&amp;[.D13]&amp;[.M$1]&amp;&quot;,&quot;&amp;[.M$1]&amp;[.E$1]&amp;[.M$1]&amp;&quot;:&quot;&amp;[.M$1]&amp;[.E13]&amp;[.M$1]&amp;&quot;,&quot;&amp;[.M$1]&amp;[.F$1]&amp;[.M$1]&amp;&quot;:&quot;&amp;[.M$1]&amp;[.F13]&amp;[.M$1]&amp;&quot;,&quot;&amp;[.M$1]&amp;[.G$1]&amp;[.M$1]&amp;&quot;:&quot;&amp;[.M$1]&amp;[.G13]&amp;[.M$1]&amp;&quot;,&quot;&amp;[.M$1]&amp;[.H$1]&amp;[.M$1]&amp;&quot;:&quot;&amp;[.M$1]&amp;[.H13]&amp;[.M$1]&amp;&quot;,&quot;&amp;[.M$1]&amp;[.I$1]&amp;[.M$1]&amp;&quot;:&quot;&amp;[.M$1]&amp;[.I13]&amp;[.M$1]&amp;&quot;,&quot;&amp;[.M$1]&amp;[.J$1]&amp;[.M$1]&amp;&quot;:&quot;&amp;[.M$1]&amp;[.J13]&amp;[.M$1]&amp;&quot;,&quot;&amp;[.M$1]&amp;[.K$1]&amp;[.M$1]&amp;&quot;:&quot;&amp;[.M$1]&amp;[.K13]&amp;[.M$1]&amp;&quot;}&quot;" office:value-type="string" office:string-value="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2,"meetingAt": "Kirchgemeindehaus","street":"Aalmattenweg 49","addition":"","district":"","zip":"2560","city":"Nidau","country":"CH","latitude":"47.12302","longitude":"7.2488"}</text:p>
          </table:table-cell>
          <table:table-cell table:formula="of:=[.M12]&amp;&quot;,&quot;&amp;[.L1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osser Saal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14]&amp;&quot;,&quot;&amp;[.M$1]&amp;[.C$1]&amp;[.M$1]&amp;&quot;: &quot;&amp;[.M$1]&amp;[.C14]&amp;[.M$1]&amp;&quot;,&quot;&amp;[.M$1]&amp;[.D$1]&amp;[.M$1]&amp;&quot;:&quot;&amp;[.M$1]&amp;[.D14]&amp;[.M$1]&amp;&quot;,&quot;&amp;[.M$1]&amp;[.E$1]&amp;[.M$1]&amp;&quot;:&quot;&amp;[.M$1]&amp;[.E14]&amp;[.M$1]&amp;&quot;,&quot;&amp;[.M$1]&amp;[.F$1]&amp;[.M$1]&amp;&quot;:&quot;&amp;[.M$1]&amp;[.F14]&amp;[.M$1]&amp;&quot;,&quot;&amp;[.M$1]&amp;[.G$1]&amp;[.M$1]&amp;&quot;:&quot;&amp;[.M$1]&amp;[.G14]&amp;[.M$1]&amp;&quot;,&quot;&amp;[.M$1]&amp;[.H$1]&amp;[.M$1]&amp;&quot;:&quot;&amp;[.M$1]&amp;[.H14]&amp;[.M$1]&amp;&quot;,&quot;&amp;[.M$1]&amp;[.I$1]&amp;[.M$1]&amp;&quot;:&quot;&amp;[.M$1]&amp;[.I14]&amp;[.M$1]&amp;&quot;,&quot;&amp;[.M$1]&amp;[.J$1]&amp;[.M$1]&amp;&quot;:&quot;&amp;[.M$1]&amp;[.J14]&amp;[.M$1]&amp;&quot;,&quot;&amp;[.M$1]&amp;[.K$1]&amp;[.M$1]&amp;&quot;:&quot;&amp;[.M$1]&amp;[.K14]&amp;[.M$1]&amp;&quot;}&quot;" office:value-type="string" office:string-value="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21,"meetingAt": "Kirchgemeindehaus","street":"Aalmattenweg 49","addition":"","district":"","zip":"2560","city":"Nidau","country":"CH","latitude":"47.12302","longitude":"7.2488"}</text:p>
          </table:table-cell>
          <table:table-cell table:formula="of:=[.M13]&amp;&quot;,&quot;&amp;[.L1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rk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5]&amp;&quot;,&quot;&amp;[.M$1]&amp;[.C$1]&amp;[.M$1]&amp;&quot;: &quot;&amp;[.M$1]&amp;[.C15]&amp;[.M$1]&amp;&quot;,&quot;&amp;[.M$1]&amp;[.D$1]&amp;[.M$1]&amp;&quot;:&quot;&amp;[.M$1]&amp;[.D15]&amp;[.M$1]&amp;&quot;,&quot;&amp;[.M$1]&amp;[.E$1]&amp;[.M$1]&amp;&quot;:&quot;&amp;[.M$1]&amp;[.E15]&amp;[.M$1]&amp;&quot;,&quot;&amp;[.M$1]&amp;[.F$1]&amp;[.M$1]&amp;&quot;:&quot;&amp;[.M$1]&amp;[.F15]&amp;[.M$1]&amp;&quot;,&quot;&amp;[.M$1]&amp;[.G$1]&amp;[.M$1]&amp;&quot;:&quot;&amp;[.M$1]&amp;[.G15]&amp;[.M$1]&amp;&quot;,&quot;&amp;[.M$1]&amp;[.H$1]&amp;[.M$1]&amp;&quot;:&quot;&amp;[.M$1]&amp;[.H15]&amp;[.M$1]&amp;&quot;,&quot;&amp;[.M$1]&amp;[.I$1]&amp;[.M$1]&amp;&quot;:&quot;&amp;[.M$1]&amp;[.I15]&amp;[.M$1]&amp;&quot;,&quot;&amp;[.M$1]&amp;[.J$1]&amp;[.M$1]&amp;&quot;:&quot;&amp;[.M$1]&amp;[.J15]&amp;[.M$1]&amp;&quot;,&quot;&amp;[.M$1]&amp;[.K$1]&amp;[.M$1]&amp;&quot;:&quot;&amp;[.M$1]&amp;[.K15]&amp;[.M$1]&amp;&quot;}&quot;" office:value-type="string" office:string-value="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20,"meetingAt": "Matthäus-Zentrum","street":"Lohngasse 4","addition":"","district":"","zip":"2562","city":"Port","country":"CH","latitude":"47.11724","longitude":"7.25555"}</text:p>
          </table:table-cell>
          <table:table-cell table:formula="of:=[.M14]&amp;&quot;,&quot;&amp;[.L1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terrichts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6]&amp;&quot;,&quot;&amp;[.M$1]&amp;[.C$1]&amp;[.M$1]&amp;&quot;: &quot;&amp;[.M$1]&amp;[.C16]&amp;[.M$1]&amp;&quot;,&quot;&amp;[.M$1]&amp;[.D$1]&amp;[.M$1]&amp;&quot;:&quot;&amp;[.M$1]&amp;[.D16]&amp;[.M$1]&amp;&quot;,&quot;&amp;[.M$1]&amp;[.E$1]&amp;[.M$1]&amp;&quot;:&quot;&amp;[.M$1]&amp;[.E16]&amp;[.M$1]&amp;&quot;,&quot;&amp;[.M$1]&amp;[.F$1]&amp;[.M$1]&amp;&quot;:&quot;&amp;[.M$1]&amp;[.F16]&amp;[.M$1]&amp;&quot;,&quot;&amp;[.M$1]&amp;[.G$1]&amp;[.M$1]&amp;&quot;:&quot;&amp;[.M$1]&amp;[.G16]&amp;[.M$1]&amp;&quot;,&quot;&amp;[.M$1]&amp;[.H$1]&amp;[.M$1]&amp;&quot;:&quot;&amp;[.M$1]&amp;[.H16]&amp;[.M$1]&amp;&quot;,&quot;&amp;[.M$1]&amp;[.I$1]&amp;[.M$1]&amp;&quot;:&quot;&amp;[.M$1]&amp;[.I16]&amp;[.M$1]&amp;&quot;,&quot;&amp;[.M$1]&amp;[.J$1]&amp;[.M$1]&amp;&quot;:&quot;&amp;[.M$1]&amp;[.J16]&amp;[.M$1]&amp;&quot;,&quot;&amp;[.M$1]&amp;[.K$1]&amp;[.M$1]&amp;&quot;:&quot;&amp;[.M$1]&amp;[.K16]&amp;[.M$1]&amp;&quot;}&quot;" office:value-type="string" office:string-value="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9,"meetingAt": "Matthäus-Zentrum","street":"Lohngasse 4","addition":"","district":"","zip":"2562","city":"Port","country":"CH","latitude":"47.11724","longitude":"7.25555"}</text:p>
          </table:table-cell>
          <table:table-cell table:formula="of:=[.M15]&amp;&quot;,&quot;&amp;[.L1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telraum 3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7]&amp;&quot;,&quot;&amp;[.M$1]&amp;[.C$1]&amp;[.M$1]&amp;&quot;: &quot;&amp;[.M$1]&amp;[.C17]&amp;[.M$1]&amp;&quot;,&quot;&amp;[.M$1]&amp;[.D$1]&amp;[.M$1]&amp;&quot;:&quot;&amp;[.M$1]&amp;[.D17]&amp;[.M$1]&amp;&quot;,&quot;&amp;[.M$1]&amp;[.E$1]&amp;[.M$1]&amp;&quot;:&quot;&amp;[.M$1]&amp;[.E17]&amp;[.M$1]&amp;&quot;,&quot;&amp;[.M$1]&amp;[.F$1]&amp;[.M$1]&amp;&quot;:&quot;&amp;[.M$1]&amp;[.F17]&amp;[.M$1]&amp;&quot;,&quot;&amp;[.M$1]&amp;[.G$1]&amp;[.M$1]&amp;&quot;:&quot;&amp;[.M$1]&amp;[.G17]&amp;[.M$1]&amp;&quot;,&quot;&amp;[.M$1]&amp;[.H$1]&amp;[.M$1]&amp;&quot;:&quot;&amp;[.M$1]&amp;[.H17]&amp;[.M$1]&amp;&quot;,&quot;&amp;[.M$1]&amp;[.I$1]&amp;[.M$1]&amp;&quot;:&quot;&amp;[.M$1]&amp;[.I17]&amp;[.M$1]&amp;&quot;,&quot;&amp;[.M$1]&amp;[.J$1]&amp;[.M$1]&amp;&quot;:&quot;&amp;[.M$1]&amp;[.J17]&amp;[.M$1]&amp;&quot;,&quot;&amp;[.M$1]&amp;[.K$1]&amp;[.M$1]&amp;&quot;:&quot;&amp;[.M$1]&amp;[.K17]&amp;[.M$1]&amp;&quot;}&quot;" office:value-type="string" office:string-value="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8,"meetingAt": "Matthäus-Zentrum","street":"Lohngasse 4","addition":"","district":"","zip":"2562","city":"Port","country":"CH","latitude":"47.11724","longitude":"7.25555"}</text:p>
          </table:table-cell>
          <table:table-cell table:formula="of:=[.M16]&amp;&quot;,&quot;&amp;[.L1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telraum 1+2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8]&amp;&quot;,&quot;&amp;[.M$1]&amp;[.C$1]&amp;[.M$1]&amp;&quot;: &quot;&amp;[.M$1]&amp;[.C18]&amp;[.M$1]&amp;&quot;,&quot;&amp;[.M$1]&amp;[.D$1]&amp;[.M$1]&amp;&quot;:&quot;&amp;[.M$1]&amp;[.D18]&amp;[.M$1]&amp;&quot;,&quot;&amp;[.M$1]&amp;[.E$1]&amp;[.M$1]&amp;&quot;:&quot;&amp;[.M$1]&amp;[.E18]&amp;[.M$1]&amp;&quot;,&quot;&amp;[.M$1]&amp;[.F$1]&amp;[.M$1]&amp;&quot;:&quot;&amp;[.M$1]&amp;[.F18]&amp;[.M$1]&amp;&quot;,&quot;&amp;[.M$1]&amp;[.G$1]&amp;[.M$1]&amp;&quot;:&quot;&amp;[.M$1]&amp;[.G18]&amp;[.M$1]&amp;&quot;,&quot;&amp;[.M$1]&amp;[.H$1]&amp;[.M$1]&amp;&quot;:&quot;&amp;[.M$1]&amp;[.H18]&amp;[.M$1]&amp;&quot;,&quot;&amp;[.M$1]&amp;[.I$1]&amp;[.M$1]&amp;&quot;:&quot;&amp;[.M$1]&amp;[.I18]&amp;[.M$1]&amp;&quot;,&quot;&amp;[.M$1]&amp;[.J$1]&amp;[.M$1]&amp;&quot;:&quot;&amp;[.M$1]&amp;[.J18]&amp;[.M$1]&amp;&quot;,&quot;&amp;[.M$1]&amp;[.K$1]&amp;[.M$1]&amp;&quot;:&quot;&amp;[.M$1]&amp;[.K18]&amp;[.M$1]&amp;&quot;}&quot;" office:value-type="string" office:string-value="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7,"meetingAt": "Matthäus-Zentrum","street":"Lohngasse 4","addition":"","district":"","zip":"2562","city":"Port","country":"CH","latitude":"47.11724","longitude":"7.25555"}</text:p>
          </table:table-cell>
          <table:table-cell table:formula="of:=[.M17]&amp;&quot;,&quot;&amp;[.L1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19]&amp;&quot;,&quot;&amp;[.M$1]&amp;[.C$1]&amp;[.M$1]&amp;&quot;: &quot;&amp;[.M$1]&amp;[.C19]&amp;[.M$1]&amp;&quot;,&quot;&amp;[.M$1]&amp;[.D$1]&amp;[.M$1]&amp;&quot;:&quot;&amp;[.M$1]&amp;[.D19]&amp;[.M$1]&amp;&quot;,&quot;&amp;[.M$1]&amp;[.E$1]&amp;[.M$1]&amp;&quot;:&quot;&amp;[.M$1]&amp;[.E19]&amp;[.M$1]&amp;&quot;,&quot;&amp;[.M$1]&amp;[.F$1]&amp;[.M$1]&amp;&quot;:&quot;&amp;[.M$1]&amp;[.F19]&amp;[.M$1]&amp;&quot;,&quot;&amp;[.M$1]&amp;[.G$1]&amp;[.M$1]&amp;&quot;:&quot;&amp;[.M$1]&amp;[.G19]&amp;[.M$1]&amp;&quot;,&quot;&amp;[.M$1]&amp;[.H$1]&amp;[.M$1]&amp;&quot;:&quot;&amp;[.M$1]&amp;[.H19]&amp;[.M$1]&amp;&quot;,&quot;&amp;[.M$1]&amp;[.I$1]&amp;[.M$1]&amp;&quot;:&quot;&amp;[.M$1]&amp;[.I19]&amp;[.M$1]&amp;&quot;,&quot;&amp;[.M$1]&amp;[.J$1]&amp;[.M$1]&amp;&quot;:&quot;&amp;[.M$1]&amp;[.J19]&amp;[.M$1]&amp;&quot;,&quot;&amp;[.M$1]&amp;[.K$1]&amp;[.M$1]&amp;&quot;:&quot;&amp;[.M$1]&amp;[.K19]&amp;[.M$1]&amp;&quot;}&quot;" office:value-type="string" office:string-value="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6,"meetingAt": "Matthäus-Zentrum","street":"Lohngasse 4","addition":"","district":"","zip":"2562","city":"Port","country":"CH","latitude":"47.11724","longitude":"7.25555"}</text:p>
          </table:table-cell>
          <table:table-cell table:formula="of:=[.M18]&amp;&quot;,&quot;&amp;[.L1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üche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0]&amp;&quot;,&quot;&amp;[.M$1]&amp;[.C$1]&amp;[.M$1]&amp;&quot;: &quot;&amp;[.M$1]&amp;[.C20]&amp;[.M$1]&amp;&quot;,&quot;&amp;[.M$1]&amp;[.D$1]&amp;[.M$1]&amp;&quot;:&quot;&amp;[.M$1]&amp;[.D20]&amp;[.M$1]&amp;&quot;,&quot;&amp;[.M$1]&amp;[.E$1]&amp;[.M$1]&amp;&quot;:&quot;&amp;[.M$1]&amp;[.E20]&amp;[.M$1]&amp;&quot;,&quot;&amp;[.M$1]&amp;[.F$1]&amp;[.M$1]&amp;&quot;:&quot;&amp;[.M$1]&amp;[.F20]&amp;[.M$1]&amp;&quot;,&quot;&amp;[.M$1]&amp;[.G$1]&amp;[.M$1]&amp;&quot;:&quot;&amp;[.M$1]&amp;[.G20]&amp;[.M$1]&amp;&quot;,&quot;&amp;[.M$1]&amp;[.H$1]&amp;[.M$1]&amp;&quot;:&quot;&amp;[.M$1]&amp;[.H20]&amp;[.M$1]&amp;&quot;,&quot;&amp;[.M$1]&amp;[.I$1]&amp;[.M$1]&amp;&quot;:&quot;&amp;[.M$1]&amp;[.I20]&amp;[.M$1]&amp;&quot;,&quot;&amp;[.M$1]&amp;[.J$1]&amp;[.M$1]&amp;&quot;:&quot;&amp;[.M$1]&amp;[.J20]&amp;[.M$1]&amp;&quot;,&quot;&amp;[.M$1]&amp;[.K$1]&amp;[.M$1]&amp;&quot;:&quot;&amp;[.M$1]&amp;[.K20]&amp;[.M$1]&amp;&quot;}&quot;" office:value-type="string" office:string-value="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5,"meetingAt": "Matthäus-Zentrum","street":"Lohngasse 4","addition":"","district":"","zip":"2562","city":"Port","country":"CH","latitude":"47.11724","longitude":"7.25555"}</text:p>
          </table:table-cell>
          <table:table-cell table:formula="of:=[.M19]&amp;&quot;,&quot;&amp;[.L2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yer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1]&amp;&quot;,&quot;&amp;[.M$1]&amp;[.C$1]&amp;[.M$1]&amp;&quot;: &quot;&amp;[.M$1]&amp;[.C21]&amp;[.M$1]&amp;&quot;,&quot;&amp;[.M$1]&amp;[.D$1]&amp;[.M$1]&amp;&quot;:&quot;&amp;[.M$1]&amp;[.D21]&amp;[.M$1]&amp;&quot;,&quot;&amp;[.M$1]&amp;[.E$1]&amp;[.M$1]&amp;&quot;:&quot;&amp;[.M$1]&amp;[.E21]&amp;[.M$1]&amp;&quot;,&quot;&amp;[.M$1]&amp;[.F$1]&amp;[.M$1]&amp;&quot;:&quot;&amp;[.M$1]&amp;[.F21]&amp;[.M$1]&amp;&quot;,&quot;&amp;[.M$1]&amp;[.G$1]&amp;[.M$1]&amp;&quot;:&quot;&amp;[.M$1]&amp;[.G21]&amp;[.M$1]&amp;&quot;,&quot;&amp;[.M$1]&amp;[.H$1]&amp;[.M$1]&amp;&quot;:&quot;&amp;[.M$1]&amp;[.H21]&amp;[.M$1]&amp;&quot;,&quot;&amp;[.M$1]&amp;[.I$1]&amp;[.M$1]&amp;&quot;:&quot;&amp;[.M$1]&amp;[.I21]&amp;[.M$1]&amp;&quot;,&quot;&amp;[.M$1]&amp;[.J$1]&amp;[.M$1]&amp;&quot;:&quot;&amp;[.M$1]&amp;[.J21]&amp;[.M$1]&amp;&quot;,&quot;&amp;[.M$1]&amp;[.K$1]&amp;[.M$1]&amp;&quot;:&quot;&amp;[.M$1]&amp;[.K21]&amp;[.M$1]&amp;&quot;}&quot;" office:value-type="string" office:string-value="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4,"meetingAt": "Matthäus-Zentrum","street":"Lohngasse 4","addition":"","district":"","zip":"2562","city":"Port","country":"CH","latitude":"47.11724","longitude":"7.25555"}</text:p>
          </table:table-cell>
          <table:table-cell table:formula="of:=[.M20]&amp;&quot;,&quot;&amp;[.L2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ttesdienstraum, Matthäus-Zentrum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2]&amp;&quot;,&quot;&amp;[.M$1]&amp;[.C$1]&amp;[.M$1]&amp;&quot;: &quot;&amp;[.M$1]&amp;[.C22]&amp;[.M$1]&amp;&quot;,&quot;&amp;[.M$1]&amp;[.D$1]&amp;[.M$1]&amp;&quot;:&quot;&amp;[.M$1]&amp;[.D22]&amp;[.M$1]&amp;&quot;,&quot;&amp;[.M$1]&amp;[.E$1]&amp;[.M$1]&amp;&quot;:&quot;&amp;[.M$1]&amp;[.E22]&amp;[.M$1]&amp;&quot;,&quot;&amp;[.M$1]&amp;[.F$1]&amp;[.M$1]&amp;&quot;:&quot;&amp;[.M$1]&amp;[.F22]&amp;[.M$1]&amp;&quot;,&quot;&amp;[.M$1]&amp;[.G$1]&amp;[.M$1]&amp;&quot;:&quot;&amp;[.M$1]&amp;[.G22]&amp;[.M$1]&amp;&quot;,&quot;&amp;[.M$1]&amp;[.H$1]&amp;[.M$1]&amp;&quot;:&quot;&amp;[.M$1]&amp;[.H22]&amp;[.M$1]&amp;&quot;,&quot;&amp;[.M$1]&amp;[.I$1]&amp;[.M$1]&amp;&quot;:&quot;&amp;[.M$1]&amp;[.I22]&amp;[.M$1]&amp;&quot;,&quot;&amp;[.M$1]&amp;[.J$1]&amp;[.M$1]&amp;&quot;:&quot;&amp;[.M$1]&amp;[.J22]&amp;[.M$1]&amp;&quot;,&quot;&amp;[.M$1]&amp;[.K$1]&amp;[.M$1]&amp;&quot;:&quot;&amp;[.M$1]&amp;[.K22]&amp;[.M$1]&amp;&quot;}&quot;" office:value-type="string" office:string-value="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3,"meetingAt": "Matthäus-Zentrum","street":"Lohngasse 4","addition":"","district":"","zip":"2562","city":"Port","country":"CH","latitude":"47.11724","longitude":"7.25555"}</text:p>
          </table:table-cell>
          <table:table-cell table:formula="of:=[.M21]&amp;&quot;,&quot;&amp;[.L2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tthäus-Zentrum, Grosser Saal, Lohngasse 4, 2562 Port</text:p>
          </table:table-cell>
          <table:table-cell office:value-type="string" calcext:value-type="string">
            <text:p>Matthäus-Zentrum</text:p>
          </table:table-cell>
          <table:table-cell office:value-type="string" calcext:value-type="string">
            <text:p>Lohngasse 4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</text:p>
          </table:table-cell>
          <table:table-cell office:value-type="float" office:value="47.11724" calcext:value-type="float">
            <text:p>47.11724</text:p>
          </table:table-cell>
          <table:table-cell office:value-type="float" office:value="7.25555" calcext:value-type="float">
            <text:p>7.25555</text:p>
          </table:table-cell>
          <table:table-cell table:formula="of:=&quot;{&quot;&amp;[.M$1]&amp;[.A$1]&amp;[.M$1]&amp;&quot;: &quot;&amp;[.A23]&amp;&quot;,&quot;&amp;[.M$1]&amp;[.C$1]&amp;[.M$1]&amp;&quot;: &quot;&amp;[.M$1]&amp;[.C23]&amp;[.M$1]&amp;&quot;,&quot;&amp;[.M$1]&amp;[.D$1]&amp;[.M$1]&amp;&quot;:&quot;&amp;[.M$1]&amp;[.D23]&amp;[.M$1]&amp;&quot;,&quot;&amp;[.M$1]&amp;[.E$1]&amp;[.M$1]&amp;&quot;:&quot;&amp;[.M$1]&amp;[.E23]&amp;[.M$1]&amp;&quot;,&quot;&amp;[.M$1]&amp;[.F$1]&amp;[.M$1]&amp;&quot;:&quot;&amp;[.M$1]&amp;[.F23]&amp;[.M$1]&amp;&quot;,&quot;&amp;[.M$1]&amp;[.G$1]&amp;[.M$1]&amp;&quot;:&quot;&amp;[.M$1]&amp;[.G23]&amp;[.M$1]&amp;&quot;,&quot;&amp;[.M$1]&amp;[.H$1]&amp;[.M$1]&amp;&quot;:&quot;&amp;[.M$1]&amp;[.H23]&amp;[.M$1]&amp;&quot;,&quot;&amp;[.M$1]&amp;[.I$1]&amp;[.M$1]&amp;&quot;:&quot;&amp;[.M$1]&amp;[.I23]&amp;[.M$1]&amp;&quot;,&quot;&amp;[.M$1]&amp;[.J$1]&amp;[.M$1]&amp;&quot;:&quot;&amp;[.M$1]&amp;[.J23]&amp;[.M$1]&amp;&quot;,&quot;&amp;[.M$1]&amp;[.K$1]&amp;[.M$1]&amp;&quot;:&quot;&amp;[.M$1]&amp;[.K23]&amp;[.M$1]&amp;&quot;}&quot;" office:value-type="string" office:string-value="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{"locationID": 12,"meetingAt": "Matthäus-Zentrum","street":"Lohngasse 4","addition":"","district":"","zip":"2562","city":"Port","country":"CH","latitude":"47.11724","longitude":"7.25555"}</text:p>
          </table:table-cell>
          <table:table-cell table:formula="of:=[.M22]&amp;&quot;,&quot;&amp;[.L2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tzungszimmer OG, Kirchgemeindehaus , Aalmattenweg 49, 2560 Nidau/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24]&amp;&quot;,&quot;&amp;[.M$1]&amp;[.C$1]&amp;[.M$1]&amp;&quot;: &quot;&amp;[.M$1]&amp;[.C24]&amp;[.M$1]&amp;&quot;,&quot;&amp;[.M$1]&amp;[.D$1]&amp;[.M$1]&amp;&quot;:&quot;&amp;[.M$1]&amp;[.D24]&amp;[.M$1]&amp;&quot;,&quot;&amp;[.M$1]&amp;[.E$1]&amp;[.M$1]&amp;&quot;:&quot;&amp;[.M$1]&amp;[.E24]&amp;[.M$1]&amp;&quot;,&quot;&amp;[.M$1]&amp;[.F$1]&amp;[.M$1]&amp;&quot;:&quot;&amp;[.M$1]&amp;[.F24]&amp;[.M$1]&amp;&quot;,&quot;&amp;[.M$1]&amp;[.G$1]&amp;[.M$1]&amp;&quot;:&quot;&amp;[.M$1]&amp;[.G24]&amp;[.M$1]&amp;&quot;,&quot;&amp;[.M$1]&amp;[.H$1]&amp;[.M$1]&amp;&quot;:&quot;&amp;[.M$1]&amp;[.H24]&amp;[.M$1]&amp;&quot;,&quot;&amp;[.M$1]&amp;[.I$1]&amp;[.M$1]&amp;&quot;:&quot;&amp;[.M$1]&amp;[.I24]&amp;[.M$1]&amp;&quot;,&quot;&amp;[.M$1]&amp;[.J$1]&amp;[.M$1]&amp;&quot;:&quot;&amp;[.M$1]&amp;[.J24]&amp;[.M$1]&amp;&quot;,&quot;&amp;[.M$1]&amp;[.K$1]&amp;[.M$1]&amp;&quot;:&quot;&amp;[.M$1]&amp;[.K24]&amp;[.M$1]&amp;&quot;}&quot;" office:value-type="string" office:string-value="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7,"meetingAt": "Kirchgemeindehaus","street":"Aalmattenweg 49","addition":"","district":"","zip":"2560","city":"Nidau","country":"CH","latitude":"47.12302","longitude":"7.2488"}</text:p>
          </table:table-cell>
          <table:table-cell table:formula="of:=[.M23]&amp;&quot;,&quot;&amp;[.L2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gegnung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5]&amp;&quot;,&quot;&amp;[.M$1]&amp;[.C$1]&amp;[.M$1]&amp;&quot;: &quot;&amp;[.M$1]&amp;[.C25]&amp;[.M$1]&amp;&quot;,&quot;&amp;[.M$1]&amp;[.D$1]&amp;[.M$1]&amp;&quot;:&quot;&amp;[.M$1]&amp;[.D25]&amp;[.M$1]&amp;&quot;,&quot;&amp;[.M$1]&amp;[.E$1]&amp;[.M$1]&amp;&quot;:&quot;&amp;[.M$1]&amp;[.E25]&amp;[.M$1]&amp;&quot;,&quot;&amp;[.M$1]&amp;[.F$1]&amp;[.M$1]&amp;&quot;:&quot;&amp;[.M$1]&amp;[.F25]&amp;[.M$1]&amp;&quot;,&quot;&amp;[.M$1]&amp;[.G$1]&amp;[.M$1]&amp;&quot;:&quot;&amp;[.M$1]&amp;[.G25]&amp;[.M$1]&amp;&quot;,&quot;&amp;[.M$1]&amp;[.H$1]&amp;[.M$1]&amp;&quot;:&quot;&amp;[.M$1]&amp;[.H25]&amp;[.M$1]&amp;&quot;,&quot;&amp;[.M$1]&amp;[.I$1]&amp;[.M$1]&amp;&quot;:&quot;&amp;[.M$1]&amp;[.I25]&amp;[.M$1]&amp;&quot;,&quot;&amp;[.M$1]&amp;[.J$1]&amp;[.M$1]&amp;&quot;:&quot;&amp;[.M$1]&amp;[.J25]&amp;[.M$1]&amp;&quot;,&quot;&amp;[.M$1]&amp;[.K$1]&amp;[.M$1]&amp;&quot;:&quot;&amp;[.M$1]&amp;[.K25]&amp;[.M$1]&amp;&quot;}&quot;" office:value-type="string" office:string-value="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6,"meetingAt": "Zentrum Ipsach","street":"Dorfstrasse 6","addition":"","district":"","zip":"2563","city":"Ipsach","country":"CH","latitude":"47.11524","longitude":"7.2344"}</text:p>
          </table:table-cell>
          <table:table-cell table:formula="of:=[.M24]&amp;&quot;,&quot;&amp;[.L2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terrichts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6]&amp;&quot;,&quot;&amp;[.M$1]&amp;[.C$1]&amp;[.M$1]&amp;&quot;: &quot;&amp;[.M$1]&amp;[.C26]&amp;[.M$1]&amp;&quot;,&quot;&amp;[.M$1]&amp;[.D$1]&amp;[.M$1]&amp;&quot;:&quot;&amp;[.M$1]&amp;[.D26]&amp;[.M$1]&amp;&quot;,&quot;&amp;[.M$1]&amp;[.E$1]&amp;[.M$1]&amp;&quot;:&quot;&amp;[.M$1]&amp;[.E26]&amp;[.M$1]&amp;&quot;,&quot;&amp;[.M$1]&amp;[.F$1]&amp;[.M$1]&amp;&quot;:&quot;&amp;[.M$1]&amp;[.F26]&amp;[.M$1]&amp;&quot;,&quot;&amp;[.M$1]&amp;[.G$1]&amp;[.M$1]&amp;&quot;:&quot;&amp;[.M$1]&amp;[.G26]&amp;[.M$1]&amp;&quot;,&quot;&amp;[.M$1]&amp;[.H$1]&amp;[.M$1]&amp;&quot;:&quot;&amp;[.M$1]&amp;[.H26]&amp;[.M$1]&amp;&quot;,&quot;&amp;[.M$1]&amp;[.I$1]&amp;[.M$1]&amp;&quot;:&quot;&amp;[.M$1]&amp;[.I26]&amp;[.M$1]&amp;&quot;,&quot;&amp;[.M$1]&amp;[.J$1]&amp;[.M$1]&amp;&quot;:&quot;&amp;[.M$1]&amp;[.J26]&amp;[.M$1]&amp;&quot;,&quot;&amp;[.M$1]&amp;[.K$1]&amp;[.M$1]&amp;&quot;:&quot;&amp;[.M$1]&amp;[.K26]&amp;[.M$1]&amp;&quot;}&quot;" office:value-type="string" office:string-value="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5,"meetingAt": "Zentrum Ipsach","street":"Dorfstrasse 6","addition":"","district":"","zip":"2563","city":"Ipsach","country":"CH","latitude":"47.11524","longitude":"7.2344"}</text:p>
          </table:table-cell>
          <table:table-cell table:formula="of:=[.M25]&amp;&quot;,&quot;&amp;[.L2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ttesdienstraum, Zentrum Ipsach, Dorfstrasse 6, 2563 Ipsach</text:p>
          </table:table-cell>
          <table:table-cell office:value-type="string" calcext:value-type="string">
            <text:p>Zentrum Ipsach</text:p>
          </table:table-cell>
          <table:table-cell office:value-type="string" calcext:value-type="string">
            <text:p>Dorfstrasse 6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office:value-type="string" calcext:value-type="string">
            <text:p>Ipsach</text:p>
          </table:table-cell>
          <table:table-cell office:value-type="string" calcext:value-type="string">
            <text:p>CH</text:p>
          </table:table-cell>
          <table:table-cell office:value-type="float" office:value="47.11524" calcext:value-type="float">
            <text:p>47.11524</text:p>
          </table:table-cell>
          <table:table-cell office:value-type="float" office:value="7.2344" calcext:value-type="float">
            <text:p>7.2344</text:p>
          </table:table-cell>
          <table:table-cell table:formula="of:=&quot;{&quot;&amp;[.M$1]&amp;[.A$1]&amp;[.M$1]&amp;&quot;: &quot;&amp;[.A27]&amp;&quot;,&quot;&amp;[.M$1]&amp;[.C$1]&amp;[.M$1]&amp;&quot;: &quot;&amp;[.M$1]&amp;[.C27]&amp;[.M$1]&amp;&quot;,&quot;&amp;[.M$1]&amp;[.D$1]&amp;[.M$1]&amp;&quot;:&quot;&amp;[.M$1]&amp;[.D27]&amp;[.M$1]&amp;&quot;,&quot;&amp;[.M$1]&amp;[.E$1]&amp;[.M$1]&amp;&quot;:&quot;&amp;[.M$1]&amp;[.E27]&amp;[.M$1]&amp;&quot;,&quot;&amp;[.M$1]&amp;[.F$1]&amp;[.M$1]&amp;&quot;:&quot;&amp;[.M$1]&amp;[.F27]&amp;[.M$1]&amp;&quot;,&quot;&amp;[.M$1]&amp;[.G$1]&amp;[.M$1]&amp;&quot;:&quot;&amp;[.M$1]&amp;[.G27]&amp;[.M$1]&amp;&quot;,&quot;&amp;[.M$1]&amp;[.H$1]&amp;[.M$1]&amp;&quot;:&quot;&amp;[.M$1]&amp;[.H27]&amp;[.M$1]&amp;&quot;,&quot;&amp;[.M$1]&amp;[.I$1]&amp;[.M$1]&amp;&quot;:&quot;&amp;[.M$1]&amp;[.I27]&amp;[.M$1]&amp;&quot;,&quot;&amp;[.M$1]&amp;[.J$1]&amp;[.M$1]&amp;&quot;:&quot;&amp;[.M$1]&amp;[.J27]&amp;[.M$1]&amp;&quot;,&quot;&amp;[.M$1]&amp;[.K$1]&amp;[.M$1]&amp;&quot;:&quot;&amp;[.M$1]&amp;[.K27]&amp;[.M$1]&amp;&quot;}&quot;" office:value-type="string" office:string-value="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{"locationID": 4,"meetingAt": "Zentrum Ipsach","street":"Dorfstrasse 6","addition":"","district":"","zip":"2563","city":"Ipsach","country":"CH","latitude":"47.11524","longitude":"7.2344"}</text:p>
          </table:table-cell>
          <table:table-cell table:formula="of:=[.M26]&amp;&quot;,&quot;&amp;[.L2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</text:p>
          </table:table-cell>
          <table:table-cell table:number-columns-repeated="16371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number-columns-repeated="2" office:value-type="string" calcext:value-type="string">
            <text:p>Église du Pasquart</text:p>
          </table:table-cell>
          <table:table-cell office:value-type="string" calcext:value-type="string">
            <text:p>Seevorstadt 99a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office:value-type="float" office:value="47.1402627" calcext:value-type="float">
            <text:p>47.1402627</text:p>
          </table:table-cell>
          <table:table-cell office:value-type="float" office:value="7.241858" calcext:value-type="float">
            <text:p>7.241858</text:p>
          </table:table-cell>
          <table:table-cell table:formula="of:=&quot;{&quot;&amp;[.M$1]&amp;[.A$1]&amp;[.M$1]&amp;&quot;: &quot;&amp;[.A28]&amp;&quot;,&quot;&amp;[.M$1]&amp;[.C$1]&amp;[.M$1]&amp;&quot;: &quot;&amp;[.M$1]&amp;[.C28]&amp;[.M$1]&amp;&quot;,&quot;&amp;[.M$1]&amp;[.D$1]&amp;[.M$1]&amp;&quot;:&quot;&amp;[.M$1]&amp;[.D28]&amp;[.M$1]&amp;&quot;,&quot;&amp;[.M$1]&amp;[.E$1]&amp;[.M$1]&amp;&quot;:&quot;&amp;[.M$1]&amp;[.E28]&amp;[.M$1]&amp;&quot;,&quot;&amp;[.M$1]&amp;[.F$1]&amp;[.M$1]&amp;&quot;:&quot;&amp;[.M$1]&amp;[.F28]&amp;[.M$1]&amp;&quot;,&quot;&amp;[.M$1]&amp;[.G$1]&amp;[.M$1]&amp;&quot;:&quot;&amp;[.M$1]&amp;[.G28]&amp;[.M$1]&amp;&quot;,&quot;&amp;[.M$1]&amp;[.H$1]&amp;[.M$1]&amp;&quot;:&quot;&amp;[.M$1]&amp;[.H28]&amp;[.M$1]&amp;&quot;,&quot;&amp;[.M$1]&amp;[.I$1]&amp;[.M$1]&amp;&quot;:&quot;&amp;[.M$1]&amp;[.I28]&amp;[.M$1]&amp;&quot;,&quot;&amp;[.M$1]&amp;[.J$1]&amp;[.M$1]&amp;&quot;:&quot;&amp;[.M$1]&amp;[.J28]&amp;[.M$1]&amp;&quot;,&quot;&amp;[.M$1]&amp;[.K$1]&amp;[.M$1]&amp;&quot;:&quot;&amp;[.M$1]&amp;[.K28]&amp;[.M$1]&amp;&quot;}&quot;" office:value-type="string" office:string-value="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" calcext:value-type="string">
            <text:p>{"locationID": 58,"meetingAt": "Église du Pasquart","street":"Seevorstadt 99a","addition":"","district":"","zip":"2502","city":"Bienne/Biel","country":"CH","latitude":"47.1402627","longitude":"7.241858"}</text:p>
          </table:table-cell>
          <table:table-cell table:formula="of:=[.M27]&amp;&quot;,&quot;&amp;[.L2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</text:p>
          </table:table-cell>
          <table:table-cell table:number-columns-repeated="1637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Église Saint-Étienne</text:p>
          </table:table-cell>
          <table:table-cell table:style-name="ce3" office:value-type="string" calcext:value-type="string">
            <text:p>Ch. Gottfried-Ischer 11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table:style-name="ce3" office:value-type="float" office:value="47.147099" calcext:value-type="float">
            <text:p>47.147099</text:p>
          </table:table-cell>
          <table:table-cell office:value-type="float" office:value="7.271317" calcext:value-type="float">
            <text:p>7.271317</text:p>
          </table:table-cell>
          <table:table-cell table:formula="of:=&quot;{&quot;&amp;[.M$1]&amp;[.A$1]&amp;[.M$1]&amp;&quot;: &quot;&amp;[.A29]&amp;&quot;,&quot;&amp;[.M$1]&amp;[.C$1]&amp;[.M$1]&amp;&quot;: &quot;&amp;[.M$1]&amp;[.C29]&amp;[.M$1]&amp;&quot;,&quot;&amp;[.M$1]&amp;[.D$1]&amp;[.M$1]&amp;&quot;:&quot;&amp;[.M$1]&amp;[.D29]&amp;[.M$1]&amp;&quot;,&quot;&amp;[.M$1]&amp;[.E$1]&amp;[.M$1]&amp;&quot;:&quot;&amp;[.M$1]&amp;[.E29]&amp;[.M$1]&amp;&quot;,&quot;&amp;[.M$1]&amp;[.F$1]&amp;[.M$1]&amp;&quot;:&quot;&amp;[.M$1]&amp;[.F29]&amp;[.M$1]&amp;&quot;,&quot;&amp;[.M$1]&amp;[.G$1]&amp;[.M$1]&amp;&quot;:&quot;&amp;[.M$1]&amp;[.G29]&amp;[.M$1]&amp;&quot;,&quot;&amp;[.M$1]&amp;[.H$1]&amp;[.M$1]&amp;&quot;:&quot;&amp;[.M$1]&amp;[.H29]&amp;[.M$1]&amp;&quot;,&quot;&amp;[.M$1]&amp;[.I$1]&amp;[.M$1]&amp;&quot;:&quot;&amp;[.M$1]&amp;[.I29]&amp;[.M$1]&amp;&quot;,&quot;&amp;[.M$1]&amp;[.J$1]&amp;[.M$1]&amp;&quot;:&quot;&amp;[.M$1]&amp;[.J29]&amp;[.M$1]&amp;&quot;,&quot;&amp;[.M$1]&amp;[.K$1]&amp;[.M$1]&amp;&quot;:&quot;&amp;[.M$1]&amp;[.K29]&amp;[.M$1]&amp;&quot;}&quot;" office:value-type="string" office:string-value="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" calcext:value-type="string">
            <text:p>{"locationID": 59,"meetingAt": "Église Saint-Étienne","street":"Ch. Gottfried-Ischer 11","addition":"","district":"","zip":"2504","city":"Bienne/Biel","country":"CH","latitude":"47.147099","longitude":"7.271317"}</text:p>
          </table:table-cell>
          <table:table-cell table:formula="of:=[.M28]&amp;&quot;,&quot;&amp;[.L2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</text:p>
          </table:table-cell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emple Allemand</text:p>
          </table:table-cell>
          <table:table-cell office:value-type="string" calcext:value-type="string">
            <text:p>Ring 4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string" calcext:value-type="string">
            <text:p>Biel/Bienne</text:p>
          </table:table-cell>
          <table:table-cell office:value-type="string" calcext:value-type="string">
            <text:p>CH</text:p>
          </table:table-cell>
          <table:table-cell office:value-type="float" office:value="47.1414711" calcext:value-type="float">
            <text:p>47.1414711</text:p>
          </table:table-cell>
          <table:table-cell office:value-type="float" office:value="7.2469084" calcext:value-type="float">
            <text:p>7.2469084</text:p>
          </table:table-cell>
          <table:table-cell table:formula="of:=&quot;{&quot;&amp;[.M$1]&amp;[.A$1]&amp;[.M$1]&amp;&quot;: &quot;&amp;[.A30]&amp;&quot;,&quot;&amp;[.M$1]&amp;[.C$1]&amp;[.M$1]&amp;&quot;: &quot;&amp;[.M$1]&amp;[.C30]&amp;[.M$1]&amp;&quot;,&quot;&amp;[.M$1]&amp;[.D$1]&amp;[.M$1]&amp;&quot;:&quot;&amp;[.M$1]&amp;[.D30]&amp;[.M$1]&amp;&quot;,&quot;&amp;[.M$1]&amp;[.E$1]&amp;[.M$1]&amp;&quot;:&quot;&amp;[.M$1]&amp;[.E30]&amp;[.M$1]&amp;&quot;,&quot;&amp;[.M$1]&amp;[.F$1]&amp;[.M$1]&amp;&quot;:&quot;&amp;[.M$1]&amp;[.F30]&amp;[.M$1]&amp;&quot;,&quot;&amp;[.M$1]&amp;[.G$1]&amp;[.M$1]&amp;&quot;:&quot;&amp;[.M$1]&amp;[.G30]&amp;[.M$1]&amp;&quot;,&quot;&amp;[.M$1]&amp;[.H$1]&amp;[.M$1]&amp;&quot;:&quot;&amp;[.M$1]&amp;[.H30]&amp;[.M$1]&amp;&quot;,&quot;&amp;[.M$1]&amp;[.I$1]&amp;[.M$1]&amp;&quot;:&quot;&amp;[.M$1]&amp;[.I30]&amp;[.M$1]&amp;&quot;,&quot;&amp;[.M$1]&amp;[.J$1]&amp;[.M$1]&amp;&quot;:&quot;&amp;[.M$1]&amp;[.J30]&amp;[.M$1]&amp;&quot;,&quot;&amp;[.M$1]&amp;[.K$1]&amp;[.M$1]&amp;&quot;:&quot;&amp;[.M$1]&amp;[.K30]&amp;[.M$1]&amp;&quot;}&quot;" office:value-type="string" office:string-value="{&quot;locationID&quot;: 60,&quot;meetingAt&quot;: &quot;Temple Allemand&quot;,&quot;street&quot;:&quot;Ring 4&quot;,&quot;addition&quot;:&quot;&quot;,&quot;district&quot;:&quot;&quot;,&quot;zip&quot;:&quot;2502&quot;,&quot;city&quot;:&quot;Biel/Bienne&quot;,&quot;country&quot;:&quot;CH&quot;,&quot;latitude&quot;:&quot;47.1414711&quot;,&quot;longitude&quot;:&quot;7.2469084&quot;}" calcext:value-type="string">
            <text:p>{"locationID": 60,"meetingAt": "Temple Allemand","street":"Ring 4","addition":"","district":"","zip":"2502","city":"Biel/Bienne","country":"CH","latitude":"47.1414711","longitude":"7.2469084"}</text:p>
          </table:table-cell>
          <table:table-cell table:formula="of:=[.M35]&amp;&quot;,&quot;&amp;[.L3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0,&quot;meetingAt&quot;: &quot;Temple Allemand&quot;,&quot;street&quot;:&quot;Ring 4&quot;,&quot;addition&quot;:&quot;&quot;,&quot;district&quot;:&quot;&quot;,&quot;zip&quot;:&quot;2502&quot;,&quot;city&quot;:&quot;Biel/Bienne&quot;,&quot;country&quot;:&quot;CH&quot;,&quot;latitude&quot;:&quot;47.1414711&quot;,&quot;longitude&quot;:&quot;7.246908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0,"meetingAt": "Temple Allemand","street":"Ring 4","addition":"","district":"","zip":"2502","city":"Biel/Bienne","country":"CH","latitude":"47.1414711","longitude":"7.2469084"}</text:p>
          </table:table-cell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ebstube</text:p>
          </table:table-cell>
          <table:table-cell office:value-type="string" calcext:value-type="string">
            <text:p>Kirchgemeindehaus</text:p>
          </table:table-cell>
          <table:table-cell office:value-type="string" calcext:value-type="string">
            <text:p>Aalmattenweg 49</text:p>
          </table:table-cell>
          <table:table-cell table:number-columns-repeated="2"/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office:value-type="string" calcext:value-type="string">
            <text:p>CH</text:p>
          </table:table-cell>
          <table:table-cell office:value-type="float" office:value="47.12302" calcext:value-type="float">
            <text:p>47.12302</text:p>
          </table:table-cell>
          <table:table-cell office:value-type="float" office:value="7.2488" calcext:value-type="float">
            <text:p>7.2488</text:p>
          </table:table-cell>
          <table:table-cell table:formula="of:=&quot;{&quot;&amp;[.M$1]&amp;[.A$1]&amp;[.M$1]&amp;&quot;: &quot;&amp;[.A31]&amp;&quot;,&quot;&amp;[.M$1]&amp;[.C$1]&amp;[.M$1]&amp;&quot;: &quot;&amp;[.M$1]&amp;[.C31]&amp;[.M$1]&amp;&quot;,&quot;&amp;[.M$1]&amp;[.D$1]&amp;[.M$1]&amp;&quot;:&quot;&amp;[.M$1]&amp;[.D31]&amp;[.M$1]&amp;&quot;,&quot;&amp;[.M$1]&amp;[.E$1]&amp;[.M$1]&amp;&quot;:&quot;&amp;[.M$1]&amp;[.E31]&amp;[.M$1]&amp;&quot;,&quot;&amp;[.M$1]&amp;[.F$1]&amp;[.M$1]&amp;&quot;:&quot;&amp;[.M$1]&amp;[.F31]&amp;[.M$1]&amp;&quot;,&quot;&amp;[.M$1]&amp;[.G$1]&amp;[.M$1]&amp;&quot;:&quot;&amp;[.M$1]&amp;[.G31]&amp;[.M$1]&amp;&quot;,&quot;&amp;[.M$1]&amp;[.H$1]&amp;[.M$1]&amp;&quot;:&quot;&amp;[.M$1]&amp;[.H31]&amp;[.M$1]&amp;&quot;,&quot;&amp;[.M$1]&amp;[.I$1]&amp;[.M$1]&amp;&quot;:&quot;&amp;[.M$1]&amp;[.I31]&amp;[.M$1]&amp;&quot;,&quot;&amp;[.M$1]&amp;[.J$1]&amp;[.M$1]&amp;&quot;:&quot;&amp;[.M$1]&amp;[.J31]&amp;[.M$1]&amp;&quot;,&quot;&amp;[.M$1]&amp;[.K$1]&amp;[.M$1]&amp;&quot;:&quot;&amp;[.M$1]&amp;[.K31]&amp;[.M$1]&amp;&quot;}&quot;" office:value-type="string" office:string-value="{&quot;locationID&quot;: 6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{"locationID": 61,"meetingAt": "Kirchgemeindehaus","street":"Aalmattenweg 49","addition":"","district":"","zip":"2560","city":"Nidau","country":"CH","latitude":"47.12302","longitude":"7.2488"}</text:p>
          </table:table-cell>
          <table:table-cell table:formula="of:=[.M29]&amp;&quot;,&quot;&amp;[.L3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1,"meetingAt": "Kirchgemeindehaus","street":"Aalmattenweg 49","addition":"","district":"","zip":"2560","city":"Nidau","country":"CH","latitude":"47.12302","longitude":"7.2488"}</text:p>
          </table:table-cell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Eglise St Paul</text:p>
          </table:table-cell>
          <table:table-cell table:style-name="ce3" office:value-type="string" calcext:value-type="string">
            <text:p>Blumenrain 24 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table:style-name="ce3" office:value-type="float" office:value="47.13218" calcext:value-type="float">
            <text:p>47.13218</text:p>
          </table:table-cell>
          <table:table-cell table:style-name="ce3" office:value-type="float" office:value="7.25616" calcext:value-type="float">
            <text:p>7.25616</text:p>
          </table:table-cell>
          <table:table-cell table:formula="of:=&quot;{&quot;&amp;[.M$1]&amp;[.A$1]&amp;[.M$1]&amp;&quot;: &quot;&amp;[.A32]&amp;&quot;,&quot;&amp;[.M$1]&amp;[.C$1]&amp;[.M$1]&amp;&quot;: &quot;&amp;[.M$1]&amp;[.C32]&amp;[.M$1]&amp;&quot;,&quot;&amp;[.M$1]&amp;[.D$1]&amp;[.M$1]&amp;&quot;:&quot;&amp;[.M$1]&amp;[.D32]&amp;[.M$1]&amp;&quot;,&quot;&amp;[.M$1]&amp;[.E$1]&amp;[.M$1]&amp;&quot;:&quot;&amp;[.M$1]&amp;[.E32]&amp;[.M$1]&amp;&quot;,&quot;&amp;[.M$1]&amp;[.F$1]&amp;[.M$1]&amp;&quot;:&quot;&amp;[.M$1]&amp;[.F32]&amp;[.M$1]&amp;&quot;,&quot;&amp;[.M$1]&amp;[.G$1]&amp;[.M$1]&amp;&quot;:&quot;&amp;[.M$1]&amp;[.G32]&amp;[.M$1]&amp;&quot;,&quot;&amp;[.M$1]&amp;[.H$1]&amp;[.M$1]&amp;&quot;:&quot;&amp;[.M$1]&amp;[.H32]&amp;[.M$1]&amp;&quot;,&quot;&amp;[.M$1]&amp;[.I$1]&amp;[.M$1]&amp;&quot;:&quot;&amp;[.M$1]&amp;[.I32]&amp;[.M$1]&amp;&quot;,&quot;&amp;[.M$1]&amp;[.J$1]&amp;[.M$1]&amp;&quot;:&quot;&amp;[.M$1]&amp;[.J32]&amp;[.M$1]&amp;&quot;,&quot;&amp;[.M$1]&amp;[.K$1]&amp;[.M$1]&amp;&quot;:&quot;&amp;[.M$1]&amp;[.K32]&amp;[.M$1]&amp;&quot;}&quot;" office:value-type="string" office:string-value="{&quot;locationID&quot;: 62,&quot;meetingAt&quot;: &quot;Eglis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" calcext:value-type="string">
            <text:p>{"locationID": 62,"meetingAt": "Eglise St Paul","street":"Blumenrain 24 ","addition":"","district":"","zip":"2503","city":"Bienne/Biel","country":"CH","latitude":"47.13218","longitude":"7.25616"}</text:p>
          </table:table-cell>
          <table:table-cell table:formula="of:=[.M31]&amp;&quot;,&quot;&amp;[.L3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2,&quot;meetingAt&quot;: &quot;Eglis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1,"meetingAt": "Kirchgemeindehaus","street":"Aalmattenweg 49","addition":"","district":"","zip":"2560","city":"Nidau","country":"CH","latitude":"47.12302","longitude":"7.2488"},{"locationID": 62,"meetingAt": "Eglise St Paul","street":"Blumenrain 24 ","addition":"","district":"","zip":"2503","city":"Bienne/Biel","country":"CH","latitude":"47.13218","longitude":"7.25616"}</text:p>
          </table:table-cell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Kulturzentrum La Prairie</text:p>
          </table:table-cell>
          <table:table-cell table:style-name="ce3" office:value-type="string" calcext:value-type="string">
            <text:p>Stockackerweg 61 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CH</text:p>
          </table:table-cell>
          <table:table-cell office:value-type="float" office:value="47.1090767" calcext:value-type="float">
            <text:p>47.1090767</text:p>
          </table:table-cell>
          <table:table-cell office:value-type="float" office:value="7.2525693" calcext:value-type="float">
            <text:p>7.2525693</text:p>
          </table:table-cell>
          <table:table-cell table:formula="of:=&quot;{&quot;&amp;[.M$1]&amp;[.A$1]&amp;[.M$1]&amp;&quot;: &quot;&amp;[.A33]&amp;&quot;,&quot;&amp;[.M$1]&amp;[.C$1]&amp;[.M$1]&amp;&quot;: &quot;&amp;[.M$1]&amp;[.C33]&amp;[.M$1]&amp;&quot;,&quot;&amp;[.M$1]&amp;[.D$1]&amp;[.M$1]&amp;&quot;:&quot;&amp;[.M$1]&amp;[.D33]&amp;[.M$1]&amp;&quot;,&quot;&amp;[.M$1]&amp;[.E$1]&amp;[.M$1]&amp;&quot;:&quot;&amp;[.M$1]&amp;[.E33]&amp;[.M$1]&amp;&quot;,&quot;&amp;[.M$1]&amp;[.F$1]&amp;[.M$1]&amp;&quot;:&quot;&amp;[.M$1]&amp;[.F33]&amp;[.M$1]&amp;&quot;,&quot;&amp;[.M$1]&amp;[.G$1]&amp;[.M$1]&amp;&quot;:&quot;&amp;[.M$1]&amp;[.G33]&amp;[.M$1]&amp;&quot;,&quot;&amp;[.M$1]&amp;[.H$1]&amp;[.M$1]&amp;&quot;:&quot;&amp;[.M$1]&amp;[.H33]&amp;[.M$1]&amp;&quot;,&quot;&amp;[.M$1]&amp;[.I$1]&amp;[.M$1]&amp;&quot;:&quot;&amp;[.M$1]&amp;[.I33]&amp;[.M$1]&amp;&quot;,&quot;&amp;[.M$1]&amp;[.J$1]&amp;[.M$1]&amp;&quot;:&quot;&amp;[.M$1]&amp;[.J33]&amp;[.M$1]&amp;&quot;,&quot;&amp;[.M$1]&amp;[.K$1]&amp;[.M$1]&amp;&quot;:&quot;&amp;[.M$1]&amp;[.K33]&amp;[.M$1]&amp;&quot;}&quot;" office:value-type="string" office:string-value="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" calcext:value-type="string">
            <text:p>{"locationID": 63,"meetingAt": "Kulturzentrum La Prairie","street":"Stockackerweg 61 ","addition":"","district":"","zip":"2564","city":"Bellmund","country":"CH","latitude":"47.1090767","longitude":"7.2525693"}</text:p>
          </table:table-cell>
          <table:table-cell table:formula="of:=[.M29]&amp;&quot;,&quot;&amp;[.L33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Hof Jäissberg</text:p>
          </table:table-cell>
          <table:table-cell office:value-type="string" calcext:value-type="string">
            <text:p>Jäisbergweg 16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CH</text:p>
          </table:table-cell>
          <table:table-cell office:value-type="float" office:value="47.1059342" calcext:value-type="float">
            <text:p>47.1059342</text:p>
          </table:table-cell>
          <table:table-cell office:value-type="float" office:value="7.2556966" calcext:value-type="float">
            <text:p>7.2556966</text:p>
          </table:table-cell>
          <table:table-cell table:formula="of:=&quot;{&quot;&amp;[.M$1]&amp;[.A$1]&amp;[.M$1]&amp;&quot;: &quot;&amp;[.A34]&amp;&quot;,&quot;&amp;[.M$1]&amp;[.C$1]&amp;[.M$1]&amp;&quot;: &quot;&amp;[.M$1]&amp;[.C34]&amp;[.M$1]&amp;&quot;,&quot;&amp;[.M$1]&amp;[.D$1]&amp;[.M$1]&amp;&quot;:&quot;&amp;[.M$1]&amp;[.D34]&amp;[.M$1]&amp;&quot;,&quot;&amp;[.M$1]&amp;[.E$1]&amp;[.M$1]&amp;&quot;:&quot;&amp;[.M$1]&amp;[.E34]&amp;[.M$1]&amp;&quot;,&quot;&amp;[.M$1]&amp;[.F$1]&amp;[.M$1]&amp;&quot;:&quot;&amp;[.M$1]&amp;[.F34]&amp;[.M$1]&amp;&quot;,&quot;&amp;[.M$1]&amp;[.G$1]&amp;[.M$1]&amp;&quot;:&quot;&amp;[.M$1]&amp;[.G34]&amp;[.M$1]&amp;&quot;,&quot;&amp;[.M$1]&amp;[.H$1]&amp;[.M$1]&amp;&quot;:&quot;&amp;[.M$1]&amp;[.H34]&amp;[.M$1]&amp;&quot;,&quot;&amp;[.M$1]&amp;[.I$1]&amp;[.M$1]&amp;&quot;:&quot;&amp;[.M$1]&amp;[.I34]&amp;[.M$1]&amp;&quot;,&quot;&amp;[.M$1]&amp;[.J$1]&amp;[.M$1]&amp;&quot;:&quot;&amp;[.M$1]&amp;[.J34]&amp;[.M$1]&amp;&quot;,&quot;&amp;[.M$1]&amp;[.K$1]&amp;[.M$1]&amp;&quot;:&quot;&amp;[.M$1]&amp;[.K34]&amp;[.M$1]&amp;&quot;}&quot;" office:value-type="string" office:string-value="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" calcext:value-type="string">
            <text:p>{"locationID": 64,"meetingAt": "Hof Jäissberg","street":"Jäisbergweg 16","addition":"","district":"","zip":"2564","city":"Bellmund","country":"CH","latitude":"47.1059342","longitude":"7.2556966"}</text:p>
          </table:table-cell>
          <table:table-cell table:formula="of:=[.M33]&amp;&quot;,&quot;&amp;[.L34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</text:p>
          </table:table-cell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Birlig</text:p>
          </table:table-cell>
          <table:table-cell office:value-type="string" calcext:value-type="string">
            <text:p>Zwischen Ipsach und Bellmund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CH</text:p>
          </table:table-cell>
          <table:table-cell office:value-type="float" office:value="47.1122697" calcext:value-type="float">
            <text:p>47.1122697</text:p>
          </table:table-cell>
          <table:table-cell office:value-type="float" office:value="7.2363978" calcext:value-type="float">
            <text:p>7.2363978</text:p>
          </table:table-cell>
          <table:table-cell table:formula="of:=&quot;{&quot;&amp;[.M$1]&amp;[.A$1]&amp;[.M$1]&amp;&quot;: &quot;&amp;[.A35]&amp;&quot;,&quot;&amp;[.M$1]&amp;[.C$1]&amp;[.M$1]&amp;&quot;: &quot;&amp;[.M$1]&amp;[.C35]&amp;[.M$1]&amp;&quot;,&quot;&amp;[.M$1]&amp;[.D$1]&amp;[.M$1]&amp;&quot;:&quot;&amp;[.M$1]&amp;[.D35]&amp;[.M$1]&amp;&quot;,&quot;&amp;[.M$1]&amp;[.E$1]&amp;[.M$1]&amp;&quot;:&quot;&amp;[.M$1]&amp;[.E35]&amp;[.M$1]&amp;&quot;,&quot;&amp;[.M$1]&amp;[.F$1]&amp;[.M$1]&amp;&quot;:&quot;&amp;[.M$1]&amp;[.F35]&amp;[.M$1]&amp;&quot;,&quot;&amp;[.M$1]&amp;[.G$1]&amp;[.M$1]&amp;&quot;:&quot;&amp;[.M$1]&amp;[.G35]&amp;[.M$1]&amp;&quot;,&quot;&amp;[.M$1]&amp;[.H$1]&amp;[.M$1]&amp;&quot;:&quot;&amp;[.M$1]&amp;[.H35]&amp;[.M$1]&amp;&quot;,&quot;&amp;[.M$1]&amp;[.I$1]&amp;[.M$1]&amp;&quot;:&quot;&amp;[.M$1]&amp;[.I35]&amp;[.M$1]&amp;&quot;,&quot;&amp;[.M$1]&amp;[.J$1]&amp;[.M$1]&amp;&quot;:&quot;&amp;[.M$1]&amp;[.J35]&amp;[.M$1]&amp;&quot;,&quot;&amp;[.M$1]&amp;[.K$1]&amp;[.M$1]&amp;&quot;:&quot;&amp;[.M$1]&amp;[.K35]&amp;[.M$1]&amp;&quot;}&quot;" office:value-type="string" office:string-value="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" calcext:value-type="string">
            <text:p>{"locationID": 65,"meetingAt": "Birlig","street":"Zwischen Ipsach und Bellmund","addition":"","district":"","zip":"2564","city":"Bellmund","country":"CH","latitude":"47.1122697","longitude":"7.2363978"}</text:p>
          </table:table-cell>
          <table:table-cell table:formula="of:=[.M34]&amp;&quot;,&quot;&amp;[.L35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</text:p>
          </table:table-cell>
          <table:table-cell table:number-columns-repeated="16371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number-columns-repeated="2" table:style-name="Default" office:value-type="string" calcext:value-type="string">
            <text:p>Salle St Paul</text:p>
          </table:table-cell>
          <table:table-cell table:style-name="ce3" office:value-type="string" calcext:value-type="string">
            <text:p>Blumenrain 24 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table:style-name="ce3" office:value-type="float" office:value="47.13218" calcext:value-type="float">
            <text:p>47.13218</text:p>
          </table:table-cell>
          <table:table-cell table:style-name="ce3" office:value-type="float" office:value="7.25616" calcext:value-type="float">
            <text:p>7.25616</text:p>
          </table:table-cell>
          <table:table-cell table:formula="of:=&quot;{&quot;&amp;[.M$1]&amp;[.A$1]&amp;[.M$1]&amp;&quot;: &quot;&amp;[.A36]&amp;&quot;,&quot;&amp;[.M$1]&amp;[.C$1]&amp;[.M$1]&amp;&quot;: &quot;&amp;[.M$1]&amp;[.C36]&amp;[.M$1]&amp;&quot;,&quot;&amp;[.M$1]&amp;[.D$1]&amp;[.M$1]&amp;&quot;:&quot;&amp;[.M$1]&amp;[.D36]&amp;[.M$1]&amp;&quot;,&quot;&amp;[.M$1]&amp;[.E$1]&amp;[.M$1]&amp;&quot;:&quot;&amp;[.M$1]&amp;[.E36]&amp;[.M$1]&amp;&quot;,&quot;&amp;[.M$1]&amp;[.F$1]&amp;[.M$1]&amp;&quot;:&quot;&amp;[.M$1]&amp;[.F36]&amp;[.M$1]&amp;&quot;,&quot;&amp;[.M$1]&amp;[.G$1]&amp;[.M$1]&amp;&quot;:&quot;&amp;[.M$1]&amp;[.G36]&amp;[.M$1]&amp;&quot;,&quot;&amp;[.M$1]&amp;[.H$1]&amp;[.M$1]&amp;&quot;:&quot;&amp;[.M$1]&amp;[.H36]&amp;[.M$1]&amp;&quot;,&quot;&amp;[.M$1]&amp;[.I$1]&amp;[.M$1]&amp;&quot;:&quot;&amp;[.M$1]&amp;[.I36]&amp;[.M$1]&amp;&quot;,&quot;&amp;[.M$1]&amp;[.J$1]&amp;[.M$1]&amp;&quot;:&quot;&amp;[.M$1]&amp;[.J36]&amp;[.M$1]&amp;&quot;,&quot;&amp;[.M$1]&amp;[.K$1]&amp;[.M$1]&amp;&quot;:&quot;&amp;[.M$1]&amp;[.K36]&amp;[.M$1]&amp;&quot;}&quot;" office:value-type="string" office:string-value="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" calcext:value-type="string">
            <text:p>{"locationID": 67,"meetingAt": "Salle St Paul","street":"Blumenrain 24 ","addition":"","district":"","zip":"2503","city":"Bienne/Biel","country":"CH","latitude":"47.13218","longitude":"7.25616"}</text:p>
          </table:table-cell>
          <table:table-cell table:formula="of:=[.M35]&amp;&quot;,&quot;&amp;[.L36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</text:p>
          </table:table-cell>
          <table:table-cell table:style-name="Default"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Haus pour Bienne</text:p>
          </table:table-cell>
          <table:table-cell table:style-name="ce3" office:value-type="string" calcext:value-type="string">
            <text:p>Kontrollstrasse 22 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office:value-type="float" office:value="47.1372454" calcext:value-type="float">
            <text:p>47.1372454</text:p>
          </table:table-cell>
          <table:table-cell office:value-type="float" office:value="7.249424" calcext:value-type="float">
            <text:p>7.249424</text:p>
          </table:table-cell>
          <table:table-cell table:formula="of:=&quot;{&quot;&amp;[.M$1]&amp;[.A$1]&amp;[.M$1]&amp;&quot;: &quot;&amp;[.A37]&amp;&quot;,&quot;&amp;[.M$1]&amp;[.C$1]&amp;[.M$1]&amp;&quot;: &quot;&amp;[.M$1]&amp;[.C37]&amp;[.M$1]&amp;&quot;,&quot;&amp;[.M$1]&amp;[.D$1]&amp;[.M$1]&amp;&quot;:&quot;&amp;[.M$1]&amp;[.D37]&amp;[.M$1]&amp;&quot;,&quot;&amp;[.M$1]&amp;[.E$1]&amp;[.M$1]&amp;&quot;:&quot;&amp;[.M$1]&amp;[.E37]&amp;[.M$1]&amp;&quot;,&quot;&amp;[.M$1]&amp;[.F$1]&amp;[.M$1]&amp;&quot;:&quot;&amp;[.M$1]&amp;[.F37]&amp;[.M$1]&amp;&quot;,&quot;&amp;[.M$1]&amp;[.G$1]&amp;[.M$1]&amp;&quot;:&quot;&amp;[.M$1]&amp;[.G37]&amp;[.M$1]&amp;&quot;,&quot;&amp;[.M$1]&amp;[.H$1]&amp;[.M$1]&amp;&quot;:&quot;&amp;[.M$1]&amp;[.H37]&amp;[.M$1]&amp;&quot;,&quot;&amp;[.M$1]&amp;[.I$1]&amp;[.M$1]&amp;&quot;:&quot;&amp;[.M$1]&amp;[.I37]&amp;[.M$1]&amp;&quot;,&quot;&amp;[.M$1]&amp;[.J$1]&amp;[.M$1]&amp;&quot;:&quot;&amp;[.M$1]&amp;[.J37]&amp;[.M$1]&amp;&quot;,&quot;&amp;[.M$1]&amp;[.K$1]&amp;[.M$1]&amp;&quot;:&quot;&amp;[.M$1]&amp;[.K37]&amp;[.M$1]&amp;&quot;}&quot;" office:value-type="string" office:string-value="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" calcext:value-type="string">
            <text:p>{"locationID": 68,"meetingAt": "Haus pour Bienne","street":"Kontrollstrasse 22 ","addition":"","district":"","zip":"2503","city":"Bienne/Biel","country":"CH","latitude":"47.1372454","longitude":"7.249424"}</text:p>
          </table:table-cell>
          <table:table-cell table:formula="of:=[.M36]&amp;&quot;,&quot;&amp;[.L37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</text:p>
          </table:table-cell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glise Sainte Marie, Bienne</text:p>
          </table:table-cell>
          <table:table-cell office:value-type="string" calcext:value-type="string">
            <text:p>Eglise Sainte Marie</text:p>
          </table:table-cell>
          <table:table-cell office:value-type="string" calcext:value-type="string">
            <text:p>Juravorstadt 47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office:value-type="float" office:value="47.1449373" calcext:value-type="float">
            <text:p>47.1449373</text:p>
          </table:table-cell>
          <table:table-cell office:value-type="float" office:value="7.2502543" calcext:value-type="float">
            <text:p>7.2502543</text:p>
          </table:table-cell>
          <table:table-cell table:formula="of:=&quot;{&quot;&amp;[.M$1]&amp;[.A$1]&amp;[.M$1]&amp;&quot;: &quot;&amp;[.A38]&amp;&quot;,&quot;&amp;[.M$1]&amp;[.C$1]&amp;[.M$1]&amp;&quot;: &quot;&amp;[.M$1]&amp;[.C38]&amp;[.M$1]&amp;&quot;,&quot;&amp;[.M$1]&amp;[.D$1]&amp;[.M$1]&amp;&quot;:&quot;&amp;[.M$1]&amp;[.D38]&amp;[.M$1]&amp;&quot;,&quot;&amp;[.M$1]&amp;[.E$1]&amp;[.M$1]&amp;&quot;:&quot;&amp;[.M$1]&amp;[.E38]&amp;[.M$1]&amp;&quot;,&quot;&amp;[.M$1]&amp;[.F$1]&amp;[.M$1]&amp;&quot;:&quot;&amp;[.M$1]&amp;[.F38]&amp;[.M$1]&amp;&quot;,&quot;&amp;[.M$1]&amp;[.G$1]&amp;[.M$1]&amp;&quot;:&quot;&amp;[.M$1]&amp;[.G38]&amp;[.M$1]&amp;&quot;,&quot;&amp;[.M$1]&amp;[.H$1]&amp;[.M$1]&amp;&quot;:&quot;&amp;[.M$1]&amp;[.H38]&amp;[.M$1]&amp;&quot;,&quot;&amp;[.M$1]&amp;[.I$1]&amp;[.M$1]&amp;&quot;:&quot;&amp;[.M$1]&amp;[.I38]&amp;[.M$1]&amp;&quot;,&quot;&amp;[.M$1]&amp;[.J$1]&amp;[.M$1]&amp;&quot;:&quot;&amp;[.M$1]&amp;[.J38]&amp;[.M$1]&amp;&quot;,&quot;&amp;[.M$1]&amp;[.K$1]&amp;[.M$1]&amp;&quot;:&quot;&amp;[.M$1]&amp;[.K38]&amp;[.M$1]&amp;&quot;}&quot;" office:value-type="string" office:string-value="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" calcext:value-type="string">
            <text:p>{"locationID": 69,"meetingAt": "Eglise Sainte Marie","street":"Juravorstadt 47","addition":"","district":"","zip":"2502","city":"Bienne/Biel","country":"CH","latitude":"47.1449373","longitude":"7.2502543"}</text:p>
          </table:table-cell>
          <table:table-cell table:formula="of:=[.M37]&amp;&quot;,&quot;&amp;[.L38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</text:p>
          </table:table-cell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Maison Calvin / Calvinhaus</text:p>
          </table:table-cell>
          <table:table-cell office:value-type="string" calcext:value-type="string">
            <text:p>Mettstrasse 154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office:value-type="float" office:value="47.1432787" calcext:value-type="float">
            <text:p>47.1432787</text:p>
          </table:table-cell>
          <table:table-cell office:value-type="float" office:value="7.2715786" calcext:value-type="float">
            <text:p>7.2715786</text:p>
          </table:table-cell>
          <table:table-cell table:formula="of:=&quot;{&quot;&amp;[.M$1]&amp;[.A$1]&amp;[.M$1]&amp;&quot;: &quot;&amp;[.A39]&amp;&quot;,&quot;&amp;[.M$1]&amp;[.C$1]&amp;[.M$1]&amp;&quot;: &quot;&amp;[.M$1]&amp;[.C39]&amp;[.M$1]&amp;&quot;,&quot;&amp;[.M$1]&amp;[.D$1]&amp;[.M$1]&amp;&quot;:&quot;&amp;[.M$1]&amp;[.D39]&amp;[.M$1]&amp;&quot;,&quot;&amp;[.M$1]&amp;[.E$1]&amp;[.M$1]&amp;&quot;:&quot;&amp;[.M$1]&amp;[.E39]&amp;[.M$1]&amp;&quot;,&quot;&amp;[.M$1]&amp;[.F$1]&amp;[.M$1]&amp;&quot;:&quot;&amp;[.M$1]&amp;[.F39]&amp;[.M$1]&amp;&quot;,&quot;&amp;[.M$1]&amp;[.G$1]&amp;[.M$1]&amp;&quot;:&quot;&amp;[.M$1]&amp;[.G39]&amp;[.M$1]&amp;&quot;,&quot;&amp;[.M$1]&amp;[.H$1]&amp;[.M$1]&amp;&quot;:&quot;&amp;[.M$1]&amp;[.H39]&amp;[.M$1]&amp;&quot;,&quot;&amp;[.M$1]&amp;[.I$1]&amp;[.M$1]&amp;&quot;:&quot;&amp;[.M$1]&amp;[.I39]&amp;[.M$1]&amp;&quot;,&quot;&amp;[.M$1]&amp;[.J$1]&amp;[.M$1]&amp;&quot;:&quot;&amp;[.M$1]&amp;[.J39]&amp;[.M$1]&amp;&quot;,&quot;&amp;[.M$1]&amp;[.K$1]&amp;[.M$1]&amp;&quot;:&quot;&amp;[.M$1]&amp;[.K39]&amp;[.M$1]&amp;&quot;}&quot;" office:value-type="string" office:string-value="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" calcext:value-type="string">
            <text:p>{"locationID": 70,"meetingAt": "Maison Calvin / Calvinhaus","street":"Mettstrasse 154","addition":"","district":"","zip":"2504","city":"Bienne/Biel","country":"CH","latitude":"47.1432787","longitude":"7.2715786"}</text:p>
          </table:table-cell>
          <table:table-cell table:formula="of:=[.M38]&amp;&quot;,&quot;&amp;[.L39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,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,{"locationID": 70,"meetingAt": "Maison Calvin / Calvinhaus","street":"Mettstrasse 154","addition":"","district":"","zip":"2504","city":"Bienne/Biel","country":"CH","latitude":"47.1432787","longitude":"7.2715786"}</text:p>
          </table:table-cell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ison Wyttenbach, Bienne</text:p>
          </table:table-cell>
          <table:table-cell office:value-type="string" calcext:value-type="string">
            <text:p>Maison Wyttenbach</text:p>
          </table:table-cell>
          <table:table-cell office:value-type="string" calcext:value-type="string">
            <text:p>Jakob-Rosius-Strasse 1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string" calcext:value-type="string">
            <text:p>Bienne/Biel</text:p>
          </table:table-cell>
          <table:table-cell office:value-type="string" calcext:value-type="string">
            <text:p>CH</text:p>
          </table:table-cell>
          <table:table-cell office:value-type="float" office:value="47.1405415" calcext:value-type="float">
            <text:p>47.1405415</text:p>
          </table:table-cell>
          <table:table-cell office:value-type="float" office:value="7.241688" calcext:value-type="float">
            <text:p>7.241688</text:p>
          </table:table-cell>
          <table:table-cell table:formula="of:=&quot;{&quot;&amp;[.M$1]&amp;[.A$1]&amp;[.M$1]&amp;&quot;: &quot;&amp;[.A40]&amp;&quot;,&quot;&amp;[.M$1]&amp;[.C$1]&amp;[.M$1]&amp;&quot;: &quot;&amp;[.M$1]&amp;[.C40]&amp;[.M$1]&amp;&quot;,&quot;&amp;[.M$1]&amp;[.D$1]&amp;[.M$1]&amp;&quot;:&quot;&amp;[.M$1]&amp;[.D40]&amp;[.M$1]&amp;&quot;,&quot;&amp;[.M$1]&amp;[.E$1]&amp;[.M$1]&amp;&quot;:&quot;&amp;[.M$1]&amp;[.E40]&amp;[.M$1]&amp;&quot;,&quot;&amp;[.M$1]&amp;[.F$1]&amp;[.M$1]&amp;&quot;:&quot;&amp;[.M$1]&amp;[.F40]&amp;[.M$1]&amp;&quot;,&quot;&amp;[.M$1]&amp;[.G$1]&amp;[.M$1]&amp;&quot;:&quot;&amp;[.M$1]&amp;[.G40]&amp;[.M$1]&amp;&quot;,&quot;&amp;[.M$1]&amp;[.H$1]&amp;[.M$1]&amp;&quot;:&quot;&amp;[.M$1]&amp;[.H40]&amp;[.M$1]&amp;&quot;,&quot;&amp;[.M$1]&amp;[.I$1]&amp;[.M$1]&amp;&quot;:&quot;&amp;[.M$1]&amp;[.I40]&amp;[.M$1]&amp;&quot;,&quot;&amp;[.M$1]&amp;[.J$1]&amp;[.M$1]&amp;&quot;:&quot;&amp;[.M$1]&amp;[.J40]&amp;[.M$1]&amp;&quot;,&quot;&amp;[.M$1]&amp;[.K$1]&amp;[.M$1]&amp;&quot;:&quot;&amp;[.M$1]&amp;[.K40]&amp;[.M$1]&amp;&quot;}&quot;" office:value-type="string" office:string-value="{&quot;locationID&quot;: 71,&quot;meetingAt&quot;: &quot;Maison Wyttenbach&quot;,&quot;street&quot;:&quot;Jakob-Rosius-Strasse 1&quot;,&quot;addition&quot;:&quot;&quot;,&quot;district&quot;:&quot;&quot;,&quot;zip&quot;:&quot;2502&quot;,&quot;city&quot;:&quot;Bienne/Biel&quot;,&quot;country&quot;:&quot;CH&quot;,&quot;latitude&quot;:&quot;47.1405415&quot;,&quot;longitude&quot;:&quot;7.241688&quot;}" calcext:value-type="string">
            <text:p>{"locationID": 71,"meetingAt": "Maison Wyttenbach","street":"Jakob-Rosius-Strasse 1","addition":"","district":"","zip":"2502","city":"Bienne/Biel","country":"CH","latitude":"47.1405415","longitude":"7.241688"}</text:p>
          </table:table-cell>
          <table:table-cell table:formula="of:=[.M39]&amp;&quot;,&quot;&amp;[.L40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,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,{&quot;locationID&quot;: 71,&quot;meetingAt&quot;: &quot;Maison Wyttenbach&quot;,&quot;street&quot;:&quot;Jakob-Rosius-Strasse 1&quot;,&quot;addition&quot;:&quot;&quot;,&quot;district&quot;:&quot;&quot;,&quot;zip&quot;:&quot;2502&quot;,&quot;city&quot;:&quot;Bienne/Biel&quot;,&quot;country&quot;:&quot;CH&quot;,&quot;latitude&quot;:&quot;47.1405415&quot;,&quot;longitude&quot;:&quot;7.241688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,{"locationID": 70,"meetingAt": "Maison Calvin / Calvinhaus","street":"Mettstrasse 154","addition":"","district":"","zip":"2504","city":"Bienne/Biel","country":"CH","latitude":"47.1432787","longitude":"7.2715786"},{"locationID": 71,"meetingAt": "Maison Wyttenbach","street":"Jakob-Rosius-Strasse 1","addition":"","district":"","zip":"2502","city":"Bienne/Biel","country":"CH","latitude":"47.1405415","longitude":"7.241688"}</text:p>
          </table:table-cell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staurant Waldschenke, St. Niklausstrasse 30, 2564 Bellmund</text:p>
          </table:table-cell>
          <table:table-cell office:value-type="string" calcext:value-type="string">
            <text:p>Restaurant Waldschenke</text:p>
          </table:table-cell>
          <table:table-cell office:value-type="string" calcext:value-type="string">
            <text:p>St. Niklausstrasse 30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CH</text:p>
          </table:table-cell>
          <table:table-cell office:value-type="float" office:value="47.0926773" calcext:value-type="float">
            <text:p>47.0926773</text:p>
          </table:table-cell>
          <table:table-cell office:value-type="float" office:value="7.2431787" calcext:value-type="float">
            <text:p>7.2431787</text:p>
          </table:table-cell>
          <table:table-cell table:formula="of:=&quot;{&quot;&amp;[.M$1]&amp;[.A$1]&amp;[.M$1]&amp;&quot;: &quot;&amp;[.A41]&amp;&quot;,&quot;&amp;[.M$1]&amp;[.C$1]&amp;[.M$1]&amp;&quot;: &quot;&amp;[.M$1]&amp;[.C41]&amp;[.M$1]&amp;&quot;,&quot;&amp;[.M$1]&amp;[.D$1]&amp;[.M$1]&amp;&quot;:&quot;&amp;[.M$1]&amp;[.D41]&amp;[.M$1]&amp;&quot;,&quot;&amp;[.M$1]&amp;[.E$1]&amp;[.M$1]&amp;&quot;:&quot;&amp;[.M$1]&amp;[.E41]&amp;[.M$1]&amp;&quot;,&quot;&amp;[.M$1]&amp;[.F$1]&amp;[.M$1]&amp;&quot;:&quot;&amp;[.M$1]&amp;[.F41]&amp;[.M$1]&amp;&quot;,&quot;&amp;[.M$1]&amp;[.G$1]&amp;[.M$1]&amp;&quot;:&quot;&amp;[.M$1]&amp;[.G41]&amp;[.M$1]&amp;&quot;,&quot;&amp;[.M$1]&amp;[.H$1]&amp;[.M$1]&amp;&quot;:&quot;&amp;[.M$1]&amp;[.H41]&amp;[.M$1]&amp;&quot;,&quot;&amp;[.M$1]&amp;[.I$1]&amp;[.M$1]&amp;&quot;:&quot;&amp;[.M$1]&amp;[.I41]&amp;[.M$1]&amp;&quot;,&quot;&amp;[.M$1]&amp;[.J$1]&amp;[.M$1]&amp;&quot;:&quot;&amp;[.M$1]&amp;[.J41]&amp;[.M$1]&amp;&quot;,&quot;&amp;[.M$1]&amp;[.K$1]&amp;[.M$1]&amp;&quot;:&quot;&amp;[.M$1]&amp;[.K41]&amp;[.M$1]&amp;&quot;}&quot;" office:value-type="string" office:string-value="{&quot;locationID&quot;: 72,&quot;meetingAt&quot;: &quot;Restaurant Waldschenke&quot;,&quot;street&quot;:&quot;St. Niklausstrasse 30&quot;,&quot;addition&quot;:&quot;&quot;,&quot;district&quot;:&quot;&quot;,&quot;zip&quot;:&quot;2564&quot;,&quot;city&quot;:&quot;Bellmund&quot;,&quot;country&quot;:&quot;CH&quot;,&quot;latitude&quot;:&quot;47.0926773&quot;,&quot;longitude&quot;:&quot;7.2431787&quot;}" calcext:value-type="string">
            <text:p>{"locationID": 72,"meetingAt": "Restaurant Waldschenke","street":"St. Niklausstrasse 30","addition":"","district":"","zip":"2564","city":"Bellmund","country":"CH","latitude":"47.0926773","longitude":"7.2431787"}</text:p>
          </table:table-cell>
          <table:table-cell table:formula="of:=[.M40]&amp;&quot;,&quot;&amp;[.L41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,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,{&quot;locationID&quot;: 71,&quot;meetingAt&quot;: &quot;Maison Wyttenbach&quot;,&quot;street&quot;:&quot;Jakob-Rosius-Strasse 1&quot;,&quot;addition&quot;:&quot;&quot;,&quot;district&quot;:&quot;&quot;,&quot;zip&quot;:&quot;2502&quot;,&quot;city&quot;:&quot;Bienne/Biel&quot;,&quot;country&quot;:&quot;CH&quot;,&quot;latitude&quot;:&quot;47.1405415&quot;,&quot;longitude&quot;:&quot;7.241688&quot;},{&quot;locationID&quot;: 72,&quot;meetingAt&quot;: &quot;Restaurant Waldschenke&quot;,&quot;street&quot;:&quot;St. Niklausstrasse 30&quot;,&quot;addition&quot;:&quot;&quot;,&quot;district&quot;:&quot;&quot;,&quot;zip&quot;:&quot;2564&quot;,&quot;city&quot;:&quot;Bellmund&quot;,&quot;country&quot;:&quot;CH&quot;,&quot;latitude&quot;:&quot;47.0926773&quot;,&quot;longitude&quot;:&quot;7.2431787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,{"locationID": 70,"meetingAt": "Maison Calvin / Calvinhaus","street":"Mettstrasse 154","addition":"","district":"","zip":"2504","city":"Bienne/Biel","country":"CH","latitude":"47.1432787","longitude":"7.2715786"},{"locationID": 71,"meetingAt": "Maison Wyttenbach","street":"Jakob-Rosius-Strasse 1","addition":"","district":"","zip":"2502","city":"Bienne/Biel","country":"CH","latitude":"47.1405415","longitude":"7.241688"},{"locationID": 72,"meetingAt": "Restaurant Waldschenke","street":"St. Niklausstrasse 30","addition":"","district":"","zip":"2564","city":"Bellmund","country":"CH","latitude":"47.0926773","longitude":"7.2431787"}</text:p>
          </table:table-cell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meindehaus Bellmund, Hohlenweg 3, 2564 Bellmund</text:p>
          </table:table-cell>
          <table:table-cell office:value-type="string" calcext:value-type="string">
            <text:p>Gemeindehaus Bellmund</text:p>
          </table:table-cell>
          <table:table-cell office:value-type="string" calcext:value-type="string">
            <text:p>Hohlenweg 3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office:value-type="string" calcext:value-type="string">
            <text:p>Bellmund</text:p>
          </table:table-cell>
          <table:table-cell office:value-type="string" calcext:value-type="string">
            <text:p>CH</text:p>
          </table:table-cell>
          <table:table-cell office:value-type="float" office:value="47.1063824" calcext:value-type="float">
            <text:p>47.1063824</text:p>
          </table:table-cell>
          <table:table-cell office:value-type="float" office:value="7.2420695" calcext:value-type="float">
            <text:p>7.2420695</text:p>
          </table:table-cell>
          <table:table-cell table:formula="of:=&quot;{&quot;&amp;[.M$1]&amp;[.A$1]&amp;[.M$1]&amp;&quot;: &quot;&amp;[.A42]&amp;&quot;,&quot;&amp;[.M$1]&amp;[.C$1]&amp;[.M$1]&amp;&quot;: &quot;&amp;[.M$1]&amp;[.C42]&amp;[.M$1]&amp;&quot;,&quot;&amp;[.M$1]&amp;[.D$1]&amp;[.M$1]&amp;&quot;:&quot;&amp;[.M$1]&amp;[.D42]&amp;[.M$1]&amp;&quot;,&quot;&amp;[.M$1]&amp;[.E$1]&amp;[.M$1]&amp;&quot;:&quot;&amp;[.M$1]&amp;[.E42]&amp;[.M$1]&amp;&quot;,&quot;&amp;[.M$1]&amp;[.F$1]&amp;[.M$1]&amp;&quot;:&quot;&amp;[.M$1]&amp;[.F42]&amp;[.M$1]&amp;&quot;,&quot;&amp;[.M$1]&amp;[.G$1]&amp;[.M$1]&amp;&quot;:&quot;&amp;[.M$1]&amp;[.G42]&amp;[.M$1]&amp;&quot;,&quot;&amp;[.M$1]&amp;[.H$1]&amp;[.M$1]&amp;&quot;:&quot;&amp;[.M$1]&amp;[.H42]&amp;[.M$1]&amp;&quot;,&quot;&amp;[.M$1]&amp;[.I$1]&amp;[.M$1]&amp;&quot;:&quot;&amp;[.M$1]&amp;[.I42]&amp;[.M$1]&amp;&quot;,&quot;&amp;[.M$1]&amp;[.J$1]&amp;[.M$1]&amp;&quot;:&quot;&amp;[.M$1]&amp;[.J42]&amp;[.M$1]&amp;&quot;,&quot;&amp;[.M$1]&amp;[.K$1]&amp;[.M$1]&amp;&quot;:&quot;&amp;[.M$1]&amp;[.K42]&amp;[.M$1]&amp;&quot;}&quot;" office:value-type="string" office:string-value="{&quot;locationID&quot;: 73,&quot;meetingAt&quot;: &quot;Gemeindehaus Bellmund&quot;,&quot;street&quot;:&quot;Hohlenweg 3&quot;,&quot;addition&quot;:&quot;&quot;,&quot;district&quot;:&quot;&quot;,&quot;zip&quot;:&quot;2564&quot;,&quot;city&quot;:&quot;Bellmund&quot;,&quot;country&quot;:&quot;CH&quot;,&quot;latitude&quot;:&quot;47.1063824&quot;,&quot;longitude&quot;:&quot;7.2420695&quot;}" calcext:value-type="string">
            <text:p>{"locationID": 73,"meetingAt": "Gemeindehaus Bellmund","street":"Hohlenweg 3","addition":"","district":"","zip":"2564","city":"Bellmund","country":"CH","latitude":"47.1063824","longitude":"7.2420695"}</text:p>
          </table:table-cell>
          <table:table-cell table:formula="of:=[.M41]&amp;&quot;,&quot;&amp;[.L42]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,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,{&quot;locationID&quot;: 71,&quot;meetingAt&quot;: &quot;Maison Wyttenbach&quot;,&quot;street&quot;:&quot;Jakob-Rosius-Strasse 1&quot;,&quot;addition&quot;:&quot;&quot;,&quot;district&quot;:&quot;&quot;,&quot;zip&quot;:&quot;2502&quot;,&quot;city&quot;:&quot;Bienne/Biel&quot;,&quot;country&quot;:&quot;CH&quot;,&quot;latitude&quot;:&quot;47.1405415&quot;,&quot;longitude&quot;:&quot;7.241688&quot;},{&quot;locationID&quot;: 72,&quot;meetingAt&quot;: &quot;Restaurant Waldschenke&quot;,&quot;street&quot;:&quot;St. Niklausstrasse 30&quot;,&quot;addition&quot;:&quot;&quot;,&quot;district&quot;:&quot;&quot;,&quot;zip&quot;:&quot;2564&quot;,&quot;city&quot;:&quot;Bellmund&quot;,&quot;country&quot;:&quot;CH&quot;,&quot;latitude&quot;:&quot;47.0926773&quot;,&quot;longitude&quot;:&quot;7.2431787&quot;},{&quot;locationID&quot;: 73,&quot;meetingAt&quot;: &quot;Gemeindehaus Bellmund&quot;,&quot;street&quot;:&quot;Hohlenweg 3&quot;,&quot;addition&quot;:&quot;&quot;,&quot;district&quot;:&quot;&quot;,&quot;zip&quot;:&quot;2564&quot;,&quot;city&quot;:&quot;Bellmund&quot;,&quot;country&quot;:&quot;CH&quot;,&quot;latitude&quot;:&quot;47.1063824&quot;,&quot;longitude&quot;:&quot;7.2420695&quot;}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,{"locationID": 70,"meetingAt": "Maison Calvin / Calvinhaus","street":"Mettstrasse 154","addition":"","district":"","zip":"2504","city":"Bienne/Biel","country":"CH","latitude":"47.1432787","longitude":"7.2715786"},{"locationID": 71,"meetingAt": "Maison Wyttenbach","street":"Jakob-Rosius-Strasse 1","addition":"","district":"","zip":"2502","city":"Bienne/Biel","country":"CH","latitude":"47.1405415","longitude":"7.241688"},{"locationID": 72,"meetingAt": "Restaurant Waldschenke","street":"St. Niklausstrasse 30","addition":"","district":"","zip":"2564","city":"Bellmund","country":"CH","latitude":"47.0926773","longitude":"7.2431787"},{"locationID": 73,"meetingAt": "Gemeindehaus Bellmund","street":"Hohlenweg 3","addition":"","district":"","zip":"2564","city":"Bellmund","country":"CH","latitude":"47.1063824","longitude":"7.2420695"}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formula="of:=[.M42]&amp;&quot;]&quot;" office:value-type="string" office:string-value="[{&quot;locationID&quot;: 38,&quot;meetingAt&quot;: &quot;Pfadi trotz allem&quot;,&quot;street&quot;:&quot;Allmendstrasse 33&quot;,&quot;addition&quot;:&quot;&quot;,&quot;district&quot;:&quot;&quot;,&quot;zip&quot;:&quot;2562&quot;,&quot;city&quot;:&quot;Port&quot;,&quot;country&quot;:&quot;CH&quot;,&quot;latitude&quot;:&quot;47.1193&quot;,&quot;longitude&quot;:&quot;7.2457&quot;},{&quot;locationID&quot;: 33,&quot;meetingAt&quot;: &quot;Matthäus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32,&quot;meetingAt&quot;: &quot;Kapell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01&quot;},{&quot;locationID&quot;: 31,&quot;meetingAt&quot;: &quot;Kirche&quot;,&quot;street&quot;:&quot;Mittelstrasse 1&quot;,&quot;addition&quot;:&quot;&quot;,&quot;district&quot;:&quot;&quot;,&quot;zip&quot;:&quot;2560&quot;,&quot;city&quot;:&quot;Nidau&quot;,&quot;country&quot;:&quot;CH&quot;,&quot;latitude&quot;:&quot;47.12508&quot;,&quot;longitude&quot;:&quot;7.24033&quot;},{&quot;locationID&quot;: 30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9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8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5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4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3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2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1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20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9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8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7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6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5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4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3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12,&quot;meetingAt&quot;: &quot;Matthäus-Zentrum&quot;,&quot;street&quot;:&quot;Lohngasse 4&quot;,&quot;addition&quot;:&quot;&quot;,&quot;district&quot;:&quot;&quot;,&quot;zip&quot;:&quot;2562&quot;,&quot;city&quot;:&quot;Port&quot;,&quot;country&quot;:&quot;CH&quot;,&quot;latitude&quot;:&quot;47.11724&quot;,&quot;longitude&quot;:&quot;7.25555&quot;},{&quot;locationID&quot;: 7,&quot;meetingAt&quot;: &quot;Kirchgemeindehaus&quot;,&quot;street&quot;:&quot;Aalmattenweg 49&quot;,&quot;addition&quot;:&quot;&quot;,&quot;district&quot;:&quot;&quot;,&quot;zip&quot;:&quot;2560&quot;,&quot;city&quot;:&quot;Nidau&quot;,&quot;country&quot;:&quot;CH&quot;,&quot;latitude&quot;:&quot;47.12302&quot;,&quot;longitude&quot;:&quot;7.2488&quot;},{&quot;locationID&quot;: 6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4,&quot;meetingAt&quot;: &quot;Zentrum Ipsach&quot;,&quot;street&quot;:&quot;Dorfstrasse 6&quot;,&quot;addition&quot;:&quot;&quot;,&quot;district&quot;:&quot;&quot;,&quot;zip&quot;:&quot;2563&quot;,&quot;city&quot;:&quot;Ipsach&quot;,&quot;country&quot;:&quot;CH&quot;,&quot;latitude&quot;:&quot;47.11524&quot;,&quot;longitude&quot;:&quot;7.2344&quot;},{&quot;locationID&quot;: 58,&quot;meetingAt&quot;: &quot;Église du Pasquart&quot;,&quot;street&quot;:&quot;Seevorstadt 99a&quot;,&quot;addition&quot;:&quot;&quot;,&quot;district&quot;:&quot;&quot;,&quot;zip&quot;:&quot;2502&quot;,&quot;city&quot;:&quot;Bienne/Biel&quot;,&quot;country&quot;:&quot;CH&quot;,&quot;latitude&quot;:&quot;47.1402627&quot;,&quot;longitude&quot;:&quot;7.241858&quot;},{&quot;locationID&quot;: 59,&quot;meetingAt&quot;: &quot;Église Saint-Étienne&quot;,&quot;street&quot;:&quot;Ch. Gottfried-Ischer 11&quot;,&quot;addition&quot;:&quot;&quot;,&quot;district&quot;:&quot;&quot;,&quot;zip&quot;:&quot;2504&quot;,&quot;city&quot;:&quot;Bienne/Biel&quot;,&quot;country&quot;:&quot;CH&quot;,&quot;latitude&quot;:&quot;47.147099&quot;,&quot;longitude&quot;:&quot;7.271317&quot;},{&quot;locationID&quot;: 63,&quot;meetingAt&quot;: &quot;Kulturzentrum La Prairie&quot;,&quot;street&quot;:&quot;Stockackerweg 61 &quot;,&quot;addition&quot;:&quot;&quot;,&quot;district&quot;:&quot;&quot;,&quot;zip&quot;:&quot;2564&quot;,&quot;city&quot;:&quot;Bellmund&quot;,&quot;country&quot;:&quot;CH&quot;,&quot;latitude&quot;:&quot;47.1090767&quot;,&quot;longitude&quot;:&quot;7.2525693&quot;},{&quot;locationID&quot;: 64,&quot;meetingAt&quot;: &quot;Hof Jäissberg&quot;,&quot;street&quot;:&quot;Jäisbergweg 16&quot;,&quot;addition&quot;:&quot;&quot;,&quot;district&quot;:&quot;&quot;,&quot;zip&quot;:&quot;2564&quot;,&quot;city&quot;:&quot;Bellmund&quot;,&quot;country&quot;:&quot;CH&quot;,&quot;latitude&quot;:&quot;47.1059342&quot;,&quot;longitude&quot;:&quot;7.2556966&quot;},{&quot;locationID&quot;: 65,&quot;meetingAt&quot;: &quot;Birlig&quot;,&quot;street&quot;:&quot;Zwischen Ipsach und Bellmund&quot;,&quot;addition&quot;:&quot;&quot;,&quot;district&quot;:&quot;&quot;,&quot;zip&quot;:&quot;2564&quot;,&quot;city&quot;:&quot;Bellmund&quot;,&quot;country&quot;:&quot;CH&quot;,&quot;latitude&quot;:&quot;47.1122697&quot;,&quot;longitude&quot;:&quot;7.2363978&quot;},{&quot;locationID&quot;: 67,&quot;meetingAt&quot;: &quot;Salle St Paul&quot;,&quot;street&quot;:&quot;Blumenrain 24 &quot;,&quot;addition&quot;:&quot;&quot;,&quot;district&quot;:&quot;&quot;,&quot;zip&quot;:&quot;2503&quot;,&quot;city&quot;:&quot;Bienne/Biel&quot;,&quot;country&quot;:&quot;CH&quot;,&quot;latitude&quot;:&quot;47.13218&quot;,&quot;longitude&quot;:&quot;7.25616&quot;},{&quot;locationID&quot;: 68,&quot;meetingAt&quot;: &quot;Haus pour Bienne&quot;,&quot;street&quot;:&quot;Kontrollstrasse 22 &quot;,&quot;addition&quot;:&quot;&quot;,&quot;district&quot;:&quot;&quot;,&quot;zip&quot;:&quot;2503&quot;,&quot;city&quot;:&quot;Bienne/Biel&quot;,&quot;country&quot;:&quot;CH&quot;,&quot;latitude&quot;:&quot;47.1372454&quot;,&quot;longitude&quot;:&quot;7.249424&quot;},{&quot;locationID&quot;: 69,&quot;meetingAt&quot;: &quot;Eglise Sainte Marie&quot;,&quot;street&quot;:&quot;Juravorstadt 47&quot;,&quot;addition&quot;:&quot;&quot;,&quot;district&quot;:&quot;&quot;,&quot;zip&quot;:&quot;2502&quot;,&quot;city&quot;:&quot;Bienne/Biel&quot;,&quot;country&quot;:&quot;CH&quot;,&quot;latitude&quot;:&quot;47.1449373&quot;,&quot;longitude&quot;:&quot;7.2502543&quot;},{&quot;locationID&quot;: 70,&quot;meetingAt&quot;: &quot;Maison Calvin / Calvinhaus&quot;,&quot;street&quot;:&quot;Mettstrasse 154&quot;,&quot;addition&quot;:&quot;&quot;,&quot;district&quot;:&quot;&quot;,&quot;zip&quot;:&quot;2504&quot;,&quot;city&quot;:&quot;Bienne/Biel&quot;,&quot;country&quot;:&quot;CH&quot;,&quot;latitude&quot;:&quot;47.1432787&quot;,&quot;longitude&quot;:&quot;7.2715786&quot;},{&quot;locationID&quot;: 71,&quot;meetingAt&quot;: &quot;Maison Wyttenbach&quot;,&quot;street&quot;:&quot;Jakob-Rosius-Strasse 1&quot;,&quot;addition&quot;:&quot;&quot;,&quot;district&quot;:&quot;&quot;,&quot;zip&quot;:&quot;2502&quot;,&quot;city&quot;:&quot;Bienne/Biel&quot;,&quot;country&quot;:&quot;CH&quot;,&quot;latitude&quot;:&quot;47.1405415&quot;,&quot;longitude&quot;:&quot;7.241688&quot;},{&quot;locationID&quot;: 72,&quot;meetingAt&quot;: &quot;Restaurant Waldschenke&quot;,&quot;street&quot;:&quot;St. Niklausstrasse 30&quot;,&quot;addition&quot;:&quot;&quot;,&quot;district&quot;:&quot;&quot;,&quot;zip&quot;:&quot;2564&quot;,&quot;city&quot;:&quot;Bellmund&quot;,&quot;country&quot;:&quot;CH&quot;,&quot;latitude&quot;:&quot;47.0926773&quot;,&quot;longitude&quot;:&quot;7.2431787&quot;},{&quot;locationID&quot;: 73,&quot;meetingAt&quot;: &quot;Gemeindehaus Bellmund&quot;,&quot;street&quot;:&quot;Hohlenweg 3&quot;,&quot;addition&quot;:&quot;&quot;,&quot;district&quot;:&quot;&quot;,&quot;zip&quot;:&quot;2564&quot;,&quot;city&quot;:&quot;Bellmund&quot;,&quot;country&quot;:&quot;CH&quot;,&quot;latitude&quot;:&quot;47.1063824&quot;,&quot;longitude&quot;:&quot;7.2420695&quot;}]" calcext:value-type="string">
            <text:p>[{"locationID": 38,"meetingAt": "Pfadi trotz allem","street":"Allmendstrasse 33","addition":"","district":"","zip":"2562","city":"Port","country":"CH","latitude":"47.1193","longitude":"7.2457"},{"locationID": 33,"meetingAt": "Matthäuszentrum","street":"Lohngasse 4","addition":"","district":"","zip":"2562","city":"Port","country":"CH","latitude":"47.11724","longitude":"7.25555"},{"locationID": 32,"meetingAt": "Kapelle","street":"Mittelstrasse 1","addition":"","district":"","zip":"2560","city":"Nidau","country":"CH","latitude":"47.12508","longitude":"7.24001"},{"locationID": 31,"meetingAt": "Kirche","street":"Mittelstrasse 1","addition":"","district":"","zip":"2560","city":"Nidau","country":"CH","latitude":"47.12508","longitude":"7.24033"},{"locationID": 30,"meetingAt": "Kirchgemeindehaus","street":"Aalmattenweg 49","addition":"","district":"","zip":"2560","city":"Nidau","country":"CH","latitude":"47.12302","longitude":"7.2488"},{"locationID": 29,"meetingAt": "Kirchgemeindehaus","street":"Aalmattenweg 49","addition":"","district":"","zip":"2560","city":"Nidau","country":"CH","latitude":"47.12302","longitude":"7.2488"},{"locationID": 28,"meetingAt": "Kirchgemeindehaus","street":"Aalmattenweg 49","addition":"","district":"","zip":"2560","city":"Nidau","country":"CH","latitude":"47.12302","longitude":"7.2488"},{"locationID": 27,"meetingAt": "Kirchgemeindehaus","street":"Aalmattenweg 49","addition":"","district":"","zip":"2560","city":"Nidau","country":"CH","latitude":"47.12302","longitude":"7.2488"},{"locationID": 25,"meetingAt": "Kirchgemeindehaus","street":"Aalmattenweg 49","addition":"","district":"","zip":"2560","city":"Nidau","country":"CH","latitude":"47.12302","longitude":"7.2488"},{"locationID": 24,"meetingAt": "Kirchgemeindehaus","street":"Aalmattenweg 49","addition":"","district":"","zip":"2560","city":"Nidau","country":"CH","latitude":"47.12302","longitude":"7.2488"},{"locationID": 23,"meetingAt": "Kirchgemeindehaus","street":"Aalmattenweg 49","addition":"","district":"","zip":"2560","city":"Nidau","country":"CH","latitude":"47.12302","longitude":"7.2488"},{"locationID": 22,"meetingAt": "Kirchgemeindehaus","street":"Aalmattenweg 49","addition":"","district":"","zip":"2560","city":"Nidau","country":"CH","latitude":"47.12302","longitude":"7.2488"},{"locationID": 21,"meetingAt": "Kirchgemeindehaus","street":"Aalmattenweg 49","addition":"","district":"","zip":"2560","city":"Nidau","country":"CH","latitude":"47.12302","longitude":"7.2488"},{"locationID": 20,"meetingAt": "Matthäus-Zentrum","street":"Lohngasse 4","addition":"","district":"","zip":"2562","city":"Port","country":"CH","latitude":"47.11724","longitude":"7.25555"},{"locationID": 19,"meetingAt": "Matthäus-Zentrum","street":"Lohngasse 4","addition":"","district":"","zip":"2562","city":"Port","country":"CH","latitude":"47.11724","longitude":"7.25555"},{"locationID": 18,"meetingAt": "Matthäus-Zentrum","street":"Lohngasse 4","addition":"","district":"","zip":"2562","city":"Port","country":"CH","latitude":"47.11724","longitude":"7.25555"},{"locationID": 17,"meetingAt": "Matthäus-Zentrum","street":"Lohngasse 4","addition":"","district":"","zip":"2562","city":"Port","country":"CH","latitude":"47.11724","longitude":"7.25555"},{"locationID": 16,"meetingAt": "Matthäus-Zentrum","street":"Lohngasse 4","addition":"","district":"","zip":"2562","city":"Port","country":"CH","latitude":"47.11724","longitude":"7.25555"},{"locationID": 15,"meetingAt": "Matthäus-Zentrum","street":"Lohngasse 4","addition":"","district":"","zip":"2562","city":"Port","country":"CH","latitude":"47.11724","longitude":"7.25555"},{"locationID": 14,"meetingAt": "Matthäus-Zentrum","street":"Lohngasse 4","addition":"","district":"","zip":"2562","city":"Port","country":"CH","latitude":"47.11724","longitude":"7.25555"},{"locationID": 13,"meetingAt": "Matthäus-Zentrum","street":"Lohngasse 4","addition":"","district":"","zip":"2562","city":"Port","country":"CH","latitude":"47.11724","longitude":"7.25555"},{"locationID": 12,"meetingAt": "Matthäus-Zentrum","street":"Lohngasse 4","addition":"","district":"","zip":"2562","city":"Port","country":"CH","latitude":"47.11724","longitude":"7.25555"},{"locationID": 7,"meetingAt": "Kirchgemeindehaus","street":"Aalmattenweg 49","addition":"","district":"","zip":"2560","city":"Nidau","country":"CH","latitude":"47.12302","longitude":"7.2488"},{"locationID": 6,"meetingAt": "Zentrum Ipsach","street":"Dorfstrasse 6","addition":"","district":"","zip":"2563","city":"Ipsach","country":"CH","latitude":"47.11524","longitude":"7.2344"},{"locationID": 5,"meetingAt": "Zentrum Ipsach","street":"Dorfstrasse 6","addition":"","district":"","zip":"2563","city":"Ipsach","country":"CH","latitude":"47.11524","longitude":"7.2344"},{"locationID": 4,"meetingAt": "Zentrum Ipsach","street":"Dorfstrasse 6","addition":"","district":"","zip":"2563","city":"Ipsach","country":"CH","latitude":"47.11524","longitude":"7.2344"},{"locationID": 58,"meetingAt": "Église du Pasquart","street":"Seevorstadt 99a","addition":"","district":"","zip":"2502","city":"Bienne/Biel","country":"CH","latitude":"47.1402627","longitude":"7.241858"},{"locationID": 59,"meetingAt": "Église Saint-Étienne","street":"Ch. Gottfried-Ischer 11","addition":"","district":"","zip":"2504","city":"Bienne/Biel","country":"CH","latitude":"47.147099","longitude":"7.271317"},{"locationID": 63,"meetingAt": "Kulturzentrum La Prairie","street":"Stockackerweg 61 ","addition":"","district":"","zip":"2564","city":"Bellmund","country":"CH","latitude":"47.1090767","longitude":"7.2525693"},{"locationID": 64,"meetingAt": "Hof Jäissberg","street":"Jäisbergweg 16","addition":"","district":"","zip":"2564","city":"Bellmund","country":"CH","latitude":"47.1059342","longitude":"7.2556966"},{"locationID": 65,"meetingAt": "Birlig","street":"Zwischen Ipsach und Bellmund","addition":"","district":"","zip":"2564","city":"Bellmund","country":"CH","latitude":"47.1122697","longitude":"7.2363978"},{"locationID": 67,"meetingAt": "Salle St Paul","street":"Blumenrain 24 ","addition":"","district":"","zip":"2503","city":"Bienne/Biel","country":"CH","latitude":"47.13218","longitude":"7.25616"},{"locationID": 68,"meetingAt": "Haus pour Bienne","street":"Kontrollstrasse 22 ","addition":"","district":"","zip":"2503","city":"Bienne/Biel","country":"CH","latitude":"47.1372454","longitude":"7.249424"},{"locationID": 69,"meetingAt": "Eglise Sainte Marie","street":"Juravorstadt 47","addition":"","district":"","zip":"2502","city":"Bienne/Biel","country":"CH","latitude":"47.1449373","longitude":"7.2502543"},{"locationID": 70,"meetingAt": "Maison Calvin / Calvinhaus","street":"Mettstrasse 154","addition":"","district":"","zip":"2504","city":"Bienne/Biel","country":"CH","latitude":"47.1432787","longitude":"7.2715786"},{"locationID": 71,"meetingAt": "Maison Wyttenbach","street":"Jakob-Rosius-Strasse 1","addition":"","district":"","zip":"2502","city":"Bienne/Biel","country":"CH","latitude":"47.1405415","longitude":"7.241688"},{"locationID": 72,"meetingAt": "Restaurant Waldschenke","street":"St. Niklausstrasse 30","addition":"","district":"","zip":"2564","city":"Bellmund","country":"CH","latitude":"47.0926773","longitude":"7.2431787"},{"locationID": 73,"meetingAt": "Gemeindehaus Bellmund","street":"Hohlenweg 3","addition":"","district":"","zip":"2564","city":"Bellmund","country":"CH","latitude":"47.1063824","longitude":"7.2420695"}]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lmund</text:p>
          </table:table-cell>
          <table:table-cell table:number-columns-repeated="16382"/>
        </table:table-row>
        <table:table-row table:style-name="ro3" table:number-rows-repeated="104852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belle2" table:style-name="ta2">
        <office:forms form:automatic-focus="false" form:apply-design-mode="false"/>
        <table:table-column table:style-name="co8" table:default-cell-style-name="Default"/>
        <table:table-row table:style-name="ro1" table:number-rows-repeated="6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09:28:51.8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André Schild</meta:initial-creator>
    <meta:creation-date>2023-09-23T13:34:21Z</meta:creation-date>
    <dc:date>2023-11-06T10:06:59.389000000</dc:date>
    <meta:editing-duration>PT1H36M5S</meta:editing-duration>
    <meta:editing-cycles>13</meta:editing-cycles>
    <meta:document-statistic meta:table-count="2" meta:cell-count="467" meta:object-count="0"/>
  </office:meta>
</office:document-meta>
</file>